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ucida Console" svg:font-family="'Lucida Console'"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elle1" style:family="table">
      <style:table-properties style:width="17.535cm" fo:margin-left="0.083cm" fo:margin-right="-0.612cm" table:align="margins"/>
    </style:style>
    <style:style style:name="Tabelle1.A" style:family="table-column">
      <style:table-column-properties style:column-width="1.984cm" style:rel-column-width="7416*"/>
    </style:style>
    <style:style style:name="Tabelle1.B" style:family="table-column">
      <style:table-column-properties style:column-width="12.435cm" style:rel-column-width="46476*"/>
    </style:style>
    <style:style style:name="Tabelle1.C" style:family="table-column">
      <style:table-column-properties style:column-width="1.655cm" style:rel-column-width="6183*"/>
    </style:style>
    <style:style style:name="Tabelle1.D" style:family="table-column">
      <style:table-column-properties style:column-width="1.461cm" style:rel-column-width="5460*"/>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data-style-name="N100">
      <style:table-cell-properties style:vertical-align="" fo:padding="0.097cm" fo:border-left="0.002cm solid #000000" fo:border-right="none" fo:border-top="none" fo:border-bottom="0.002cm solid #000000"/>
    </style:style>
    <style:style style:name="Tabelle1.B2" style:family="table-cell" style:data-style-name="N100">
      <style:table-cell-properties fo:padding="0.097cm" fo:border-left="0.002cm solid #000000" fo:border-right="none" fo:border-top="none" fo:border-bottom="0.002cm solid #000000"/>
    </style:style>
    <style:style style:name="Tabelle1.D2" style:family="table-cell" style:data-style-name="N100">
      <style:table-cell-properties fo:padding="0.097cm" fo:border-left="0.002cm solid #000000" fo:border-right="0.002cm solid #000000" fo:border-top="none" fo:border-bottom="0.002cm solid #000000"/>
    </style:style>
    <style:style style:name="Tabelle1.A70" style:family="table-cell">
      <style:table-cell-properties style:vertical-align="" fo:padding="0.097cm" fo:border-left="0.002cm solid #000000" fo:border-right="none" fo:border-top="none" fo:border-bottom="0.002cm solid #000000"/>
    </style:style>
    <style:style style:name="Tabelle1.B70" style:family="table-cell">
      <style:table-cell-properties fo:padding="0.097cm" fo:border-left="0.002cm solid #000000" fo:border-right="none" fo:border-top="none" fo:border-bottom="0.002cm solid #000000"/>
    </style:style>
    <style:style style:name="Tabelle1.D70"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fo:font-style="normal" style:font-style-asian="normal" style:font-style-complex="normal"/>
    </style:style>
    <style:style style:name="P5" style:family="paragraph" style:parent-style-name="Table_20_Heading">
      <style:paragraph-properties style:snap-to-layout-grid="false"/>
      <style:text-properties style:font-name="Bookman Old Style" fo:language="en" fo:country="US"/>
    </style:style>
    <style:style style:name="P6" style:family="paragraph" style:parent-style-name="Table_20_Contents">
      <style:paragraph-properties style:snap-to-layout-grid="false"/>
      <style:text-properties style:font-name="Bookman Old Style" fo:language="en" fo:country="US"/>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tyle="italic" fo:font-weight="normal" style:font-style-asian="italic" style:font-weight-asian="normal" style:font-style-complex="italic" style:font-weight-complex="normal"/>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text-properties style:font-name="Times New Roman"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Table_20_Contents">
      <style:text-properties style:font-name="Times New Roman" fo:font-size="12pt" fo:font-style="italic" style:font-size-asian="12pt" style:font-style-asian="italic" style:font-size-complex="12pt" style:font-style-complex="italic"/>
    </style:style>
    <style:style style:name="P20"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1" style:family="paragraph" style:parent-style-name="Table_20_Contents">
      <style:text-properties fo:font-style="normal" fo:font-weight="normal" style:font-style-asian="normal" style:font-weight-asian="normal" style:font-style-complex="normal" style:font-weight-complex="normal"/>
    </style:style>
    <style:style style:name="P22"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23" style:family="paragraph" style:parent-style-name="Table_20_Contents">
      <style:text-properties fo:font-style="normal" style:font-style-asian="normal" style:font-style-complex="normal"/>
    </style:style>
    <style:style style:name="P24" style:family="paragraph" style:parent-style-name="Table_20_Contents">
      <style:paragraph-properties fo:text-align="center" style:justify-single-word="false"/>
      <style:text-properties fo:font-style="normal" style:font-style-asian="normal" style:font-style-complex="normal"/>
    </style:style>
    <style:style style:name="P2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P3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0" style:family="paragraph" style:parent-style-name="Text_20_body">
      <style:text-properties style:font-name="Times New Roman" fo:font-size="12pt" style:font-size-asian="12pt" style:font-size-complex="12pt"/>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9" style:family="paragraph" style:parent-style-name="Table_20_Contents">
      <style:text-properties fo:font-style="normal" style:font-style-asian="normal" style:font-style-complex="normal"/>
    </style:style>
    <style:style style:name="P50" style:family="paragraph" style:parent-style-name="Table_20_Contents">
      <style:paragraph-properties fo:text-align="center" style:justify-single-word="false"/>
      <style:text-properties fo:font-style="normal" style:font-style-asian="normal" style:font-style-complex="normal"/>
    </style:style>
    <style:style style:name="P51"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52" style:family="paragraph" style:parent-style-name="Table_20_Contents">
      <style:text-properties fo:font-style="italic" fo:font-weight="normal" style:font-style-asian="italic" style:font-weight-asian="normal" style:font-style-complex="italic" style:font-weight-complex="normal"/>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Contents_20_1">
      <style:paragraph-properties>
        <style:tab-stops>
          <style:tab-stop style:position="17.006cm" style:type="right" style:leader-style="dotted" style:leader-text="."/>
        </style:tab-stops>
      </style:paragraph-properties>
    </style:style>
    <style:style style:name="P59"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style:font-size-asian="11pt" style:font-size-complex="11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Written by</text:p>
          </table:table-cell>
          <table:table-cell table:style-name="Table4.B1" office:value-type="string">
            <text:p text:style-name="P5">Revision Description</text:p>
          </table:table-cell>
          <table:table-cell table:style-name="Table4.B1" office:value-type="string">
            <text:p text:style-name="P5">Version</text:p>
          </table:table-cell>
          <table:table-cell table:style-name="Table4.D1" office:value-type="string">
            <text:p text:style-name="P5">Date</text:p>
          </table:table-cell>
        </table:table-row>
        <table:table-row table:style-name="Table4.1">
          <table:table-cell table:style-name="Table4.A2" office:value-type="string">
            <text:p text:style-name="P6">Matej Oblak</text:p>
          </table:table-cell>
          <table:table-cell table:style-name="Table4.B2" office:value-type="string">
            <text:p text:style-name="P6">Initial</text:p>
          </table:table-cell>
          <table:table-cell table:style-name="Table4.C2" office:value-type="float" office:value="0.1">
            <text:p text:style-name="P6">0.1</text:p>
          </table:table-cell>
          <table:table-cell table:style-name="Table4.D2" office:value-type="string">
            <text:p text:style-name="P6">08/11/13</text:p>
          </table:table-cell>
        </table:table-row>
        <table:table-row table:style-name="Table4.1">
          <table:table-cell table:style-name="Table4.A2" office:value-type="string">
            <text:p text:style-name="P6">Matej Oblak</text:p>
          </table:table-cell>
          <table:table-cell table:style-name="Table4.B2" office:value-type="string">
            <text:p text:style-name="P6">Release1 update</text:p>
          </table:table-cell>
          <table:table-cell table:style-name="Table4.B2" office:value-type="string">
            <text:p text:style-name="P6">0.2</text:p>
          </table:table-cell>
          <table:table-cell table:style-name="Table4.D2" office:value-type="string">
            <text:p text:style-name="P6">16/12/13</text:p>
          </table:table-cell>
        </table:table-row>
        <table:table-row table:style-name="Table4.1">
          <table:table-cell table:style-name="Table4.A2" office:value-type="string">
            <text:p text:style-name="P6">Matej Oblak</text:p>
          </table:table-cell>
          <table:table-cell table:style-name="Table4.B2" office:value-type="string">
            <text:p text:style-name="P6">ASG - added burst mode</text:p>
            <text:p text:style-name="P6">ASG - buffer read pointer readout</text:p>
          </table:table-cell>
          <table:table-cell table:style-name="Table4.B2" office:value-type="string">
            <text:p text:style-name="P6"/>
          </table:table-cell>
          <table:table-cell table:style-name="Table4.D2" office:value-type="string">
            <text:p text:style-name="P6">Dec. 2014<text:line-break/>Jan. 2015</text:p>
          </table:table-cell>
        </table:table-row>
        <table:table-row table:style-name="Table4.1">
          <table:table-cell table:style-name="Table4.A2" office:value-type="string">
            <text:p text:style-name="P6">Matej Oblak</text:p>
          </table:table-cell>
          <table:table-cell table:style-name="Table4.B2" office:value-type="string">
            <text:p text:style-name="P6">AXI master documented</text:p>
          </table:table-cell>
          <table:table-cell table:style-name="Table4.B2" office:value-type="string">
            <text:p text:style-name="P6"/>
          </table:table-cell>
          <table:table-cell table:style-name="Table4.D2" office:value-type="string">
            <text:p text:style-name="P6">Feb. 2015</text:p>
          </table:table-cell>
        </table:table-row>
        <table:table-row table:style-name="Table4.1">
          <table:table-cell table:style-name="Table4.A6" office:value-type="string">
            <text:p text:style-name="P6">Iztok Jeras</text:p>
          </table:table-cell>
          <table:table-cell table:style-name="Table4.B6" office:value-type="string">
            <text:p text:style-name="P6">Added debounce delay register</text:p>
          </table:table-cell>
          <table:table-cell table:style-name="Table4.B6" office:value-type="string">
            <text:p text:style-name="P6"/>
          </table:table-cell>
          <table:table-cell table:style-name="Table4.D6" office:value-type="string">
            <text:p text:style-name="P6">Mar. 2015</text:p>
          </table:table-cell>
        </table:table-row>
        <table:table-row table:style-name="Table4.1">
          <table:table-cell table:style-name="Table4.A7" office:value-type="string">
            <text:p text:style-name="P6">Iztok Jeras</text:p>
          </table:table-cell>
          <table:table-cell table:style-name="Table4.B7" office:value-type="string">
            <text:p text:style-name="P6">Added digital loopback, pre trigger status</text:p>
          </table:table-cell>
          <table:table-cell table:style-name="Table4.B7" office:value-type="string">
            <text:p text:style-name="P6"/>
          </table:table-cell>
          <table:table-cell table:style-name="Table4.D7" office:value-type="string">
            <text:p text:style-name="P6">Apr. 2015</text:p>
          </table:table-cell>
        </table:table-row>
        <table:table-row table:style-name="Table4.1">
          <table:table-cell table:style-name="Table4.A7" office:value-type="string">
            <text:p text:style-name="P6">Iztok Jeras</text:p>
          </table:table-cell>
          <table:table-cell table:style-name="Table4.B7" office:value-type="string">
            <text:p text:style-name="P6">Removed XADC registers</text:p>
            <text:p text:style-name="P6">GPIO[0] is now R/W</text:p>
          </table:table-cell>
          <table:table-cell table:style-name="Table4.B7" office:value-type="string">
            <text:p text:style-name="P6"/>
          </table:table-cell>
          <table:table-cell table:style-name="Table4.D7" office:value-type="string">
            <text:p text:style-name="P6">Aug. 2015</text:p>
          </table:table-cell>
        </table:table-row>
        <table:table-row table:style-name="Table4.1">
          <table:table-cell table:style-name="Table4.A7" office:value-type="string">
            <text:p text:style-name="P6">Ulrich Habel</text:p>
          </table:table-cell>
          <table:table-cell table:style-name="Table4.B7" office:value-type="string">
            <text:p text:style-name="P6">RadioBox added</text:p>
          </table:table-cell>
          <table:table-cell table:style-name="Table4.B7" office:value-type="string">
            <text:p text:style-name="P6">0.3</text:p>
          </table:table-cell>
          <table:table-cell table:style-name="Table4.D7" office:value-type="string">
            <text:p text:style-name="P6">Dec. 2015</text:p>
          </table:table-cell>
        </table:table-row>
        <table:table-row table:style-name="Table4.1">
          <table:table-cell table:style-name="Table4.A7" office:value-type="string">
            <text:p text:style-name="P6">Ulrich Habel</text:p>
          </table:table-cell>
          <table:table-cell table:style-name="Table4.B7" office:value-type="string">
            <text:p text:style-name="P6">RadioBox receiver path added</text:p>
          </table:table-cell>
          <table:table-cell table:style-name="Table4.B7" office:value-type="string">
            <text:p text:style-name="P6">0.31</text:p>
          </table:table-cell>
          <table:table-cell table:style-name="Table4.D7" office:value-type="string">
            <text:p text:style-name="P6">Jan. 2016</text:p>
          </table:table-cell>
        </table:table-row>
        <table:table-row table:style-name="Table4.1">
          <table:table-cell table:style-name="Table4.A7" office:value-type="string">
            <text:p text:style-name="P6">Ulrich Habel</text:p>
          </table:table-cell>
          <table:table-cell table:style-name="Table4.B7" office:value-type="string">
            <text:p text:style-name="P6">RadioBox transmitter path added</text:p>
          </table:table-cell>
          <table:table-cell table:style-name="Table4.B7" office:value-type="string">
            <text:p text:style-name="P6">0.32</text:p>
          </table:table-cell>
          <table:table-cell table:style-name="Table4.D7" office:value-type="string">
            <text:p text:style-name="P6">Mar. 2016</text:p>
          </table:table-cell>
        </table:table-row>
        <table:table-row table:style-name="Table4.1">
          <table:table-cell table:style-name="Table4.A7" office:value-type="string">
            <text:p text:style-name="P6"/>
          </table:table-cell>
          <table:table-cell table:style-name="Table4.B7" office:value-type="string">
            <text:p text:style-name="P6"/>
          </table:table-cell>
          <table:table-cell table:style-name="Table4.B7" office:value-type="string">
            <text:p text:style-name="P6"/>
          </table:table-cell>
          <table:table-cell table:style-name="Table4.D7" office:value-type="string">
            <text:p text:style-name="P6"/>
          </table:table-cell>
        </table:table-row>
        <table:table-row table:style-name="Table4.1">
          <table:table-cell table:style-name="Table4.A7" office:value-type="string">
            <text:p text:style-name="P6"/>
          </table:table-cell>
          <table:table-cell table:style-name="Table4.B7" office:value-type="string">
            <text:p text:style-name="P6"/>
          </table:table-cell>
          <table:table-cell table:style-name="Table4.B7" office:value-type="string">
            <text:p text:style-name="P6"/>
          </table:table-cell>
          <table:table-cell table:style-name="Table4.D7" office:value-type="string">
            <text:p text:style-name="P6"/>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3737_703566360" text:style-name="Index_20_Link" text:visited-style-name="Index_20_Link">About Document<text:tab/>3</text:a></text:p>
          <text:p text:style-name="P58"><text:a xlink:type="simple" xlink:href="#__RefHeading__3739_703566360" text:style-name="Index_20_Link" text:visited-style-name="Index_20_Link">FPGA Memory Map<text:tab/>3</text:a></text:p>
          <text:p text:style-name="P58"><text:a xlink:type="simple" xlink:href="#__RefHeading__3741_703566360" text:style-name="Index_20_Link" text:visited-style-name="Index_20_Link">Red Pitaya Modules<text:tab/>3</text:a></text:p>
          <text:p text:style-name="P59"><text:a xlink:type="simple" xlink:href="#__RefHeading__3743_703566360" text:style-name="Index_20_Link" text:visited-style-name="Index_20_Link">Housekeeping<text:tab/>4</text:a></text:p>
          <text:p text:style-name="P59"><text:a xlink:type="simple" xlink:href="#__RefHeading__3745_703566360" text:style-name="Index_20_Link" text:visited-style-name="Index_20_Link">Oscilloscope<text:tab/>6</text:a></text:p>
          <text:p text:style-name="P59"><text:a xlink:type="simple" xlink:href="#__RefHeading__3747_703566360" text:style-name="Index_20_Link" text:visited-style-name="Index_20_Link">Arbitrary Signal Generator (ASG)<text:tab/>10</text:a></text:p>
          <text:p text:style-name="P59"><text:a xlink:type="simple" xlink:href="#__RefHeading__3749_703566360" text:style-name="Index_20_Link" text:visited-style-name="Index_20_Link">PID Controller<text:tab/>13</text:a></text:p>
          <text:p text:style-name="P59"><text:a xlink:type="simple" xlink:href="#__RefHeading__3751_703566360" text:style-name="Index_20_Link" text:visited-style-name="Index_20_Link">Analog Mixed Signals (AMS)<text:tab/>15</text:a></text:p>
          <text:p text:style-name="P59"><text:a xlink:type="simple" xlink:href="#__RefHeading__8415_1768645540" text:style-name="Index_20_Link" text:visited-style-name="Index_20_Link">RadioBox (RB)<text:tab/>16</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7"/>
          </table:table-cell>
          <table:table-cell table:style-name="Table1.A1" office:value-type="string">
            <text:p text:style-name="P7">Start</text:p>
          </table:table-cell>
          <table:table-cell table:style-name="Table1.A1" office:value-type="string">
            <text:p text:style-name="P7">End</text:p>
          </table:table-cell>
          <table:table-cell table:style-name="Table1.D1" office:value-type="string">
            <text:p text:style-name="P7">Module Name</text:p>
          </table:table-cell>
        </table:table-row>
        <table:table-row>
          <table:table-cell table:style-name="Table1.A2" office:value-type="string">
            <text:p text:style-name="P7">CS[0]</text:p>
          </table:table-cell>
          <table:table-cell table:style-name="Table1.A2" office:value-type="string">
            <text:p text:style-name="P7">0x40000000</text:p>
          </table:table-cell>
          <table:table-cell table:style-name="Table1.A2" office:value-type="string">
            <text:p text:style-name="P7">0x400FFFFF</text:p>
          </table:table-cell>
          <table:table-cell table:style-name="Table1.D2" office:value-type="string">
            <text:p text:style-name="Table_20_Contents">Housekeeping</text:p>
          </table:table-cell>
        </table:table-row>
        <table:table-row>
          <table:table-cell table:style-name="Table1.A2" office:value-type="string">
            <text:p text:style-name="P7">CS[1]</text:p>
          </table:table-cell>
          <table:table-cell table:style-name="Table1.A2" office:value-type="string">
            <text:p text:style-name="P7">0x40100000</text:p>
          </table:table-cell>
          <table:table-cell table:style-name="Table1.A2" office:value-type="string">
            <text:p text:style-name="P7">0x401FFFFF</text:p>
          </table:table-cell>
          <table:table-cell table:style-name="Table1.D2" office:value-type="string">
            <text:p text:style-name="Table_20_Contents">Oscilloscope</text:p>
          </table:table-cell>
        </table:table-row>
        <table:table-row>
          <table:table-cell table:style-name="Table1.A2" office:value-type="string">
            <text:p text:style-name="P7">CS[2]</text:p>
          </table:table-cell>
          <table:table-cell table:style-name="Table1.A2" office:value-type="string">
            <text:p text:style-name="P7">0x40200000</text:p>
          </table:table-cell>
          <table:table-cell table:style-name="Table1.A2" office:value-type="string">
            <text:p text:style-name="P7">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7">CS[3]</text:p>
          </table:table-cell>
          <table:table-cell table:style-name="Table1.A2" office:value-type="string">
            <text:p text:style-name="P7">0x40300000</text:p>
          </table:table-cell>
          <table:table-cell table:style-name="Table1.A2" office:value-type="string">
            <text:p text:style-name="P7">0x403FFFFF</text:p>
          </table:table-cell>
          <table:table-cell table:style-name="Table1.D2" office:value-type="string">
            <text:p text:style-name="Table_20_Contents">PID controller</text:p>
          </table:table-cell>
        </table:table-row>
        <table:table-row>
          <table:table-cell table:style-name="Table1.A2" office:value-type="string">
            <text:p text:style-name="P7">CS[4]</text:p>
          </table:table-cell>
          <table:table-cell table:style-name="Table1.A2" office:value-type="string">
            <text:p text:style-name="P7">0x40400000</text:p>
          </table:table-cell>
          <table:table-cell table:style-name="Table1.A2" office:value-type="string">
            <text:p text:style-name="P7">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7">CS[5]</text:p>
          </table:table-cell>
          <table:table-cell table:style-name="Table1.A2" office:value-type="string">
            <text:p text:style-name="P7">0x40500000</text:p>
          </table:table-cell>
          <table:table-cell table:style-name="Table1.A2" office:value-type="string">
            <text:p text:style-name="P7">0x405FFFFF</text:p>
          </table:table-cell>
          <table:table-cell table:style-name="Table1.D2" office:value-type="string">
            <text:p text:style-name="Table_20_Contents">( not assigned )</text:p>
          </table:table-cell>
        </table:table-row>
        <table:table-row>
          <table:table-cell table:style-name="Table1.A2" office:value-type="string">
            <text:p text:style-name="P7">CS[6]</text:p>
          </table:table-cell>
          <table:table-cell table:style-name="Table1.A2" office:value-type="string">
            <text:p text:style-name="P7">0x40600000</text:p>
          </table:table-cell>
          <table:table-cell table:style-name="Table1.A2" office:value-type="string">
            <text:p text:style-name="P7">0x406FFFFF</text:p>
          </table:table-cell>
          <table:table-cell table:style-name="Table1.D2" office:value-type="string">
            <text:p text:style-name="Table_20_Contents">RadioBox (RB)</text:p>
          </table:table-cell>
        </table:table-row>
        <table:table-row>
          <table:table-cell table:style-name="Table1.A2" office:value-type="string">
            <text:p text:style-name="P7">CS[7]</text:p>
          </table:table-cell>
          <table:table-cell table:style-name="Table1.A2" office:value-type="string">
            <text:p text:style-name="P7">0x40700000</text:p>
          </table:table-cell>
          <table:table-cell table:style-name="Table1.A2" office:value-type="string">
            <text:p text:style-name="P7">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offset</text:p>
          </table:table-cell>
          <table:table-cell table:style-name="Table5.A1" office:value-type="string">
            <text:p text:style-name="P8">description</text:p>
          </table:table-cell>
          <table:table-cell table:style-name="Table5.A1" office:value-type="string">
            <text:p text:style-name="P9">bits</text:p>
          </table:table-cell>
          <table:table-cell table:style-name="Table5.D1" office:value-type="string">
            <text:p text:style-name="P9">R/W</text:p>
          </table:table-cell>
        </table:table-row>
        <table:table-row>
          <table:table-cell table:style-name="Table5.A2" office:value-type="string">
            <text:p text:style-name="P9">0x0</text:p>
          </table:table-cell>
          <table:table-cell table:style-name="Table5.A2" office:value-type="string">
            <text:p text:style-name="P8">ID</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9"/>
          </table:table-cell>
          <table:table-cell table:style-name="Table5.A2" office:value-type="string">
            <text:p text:style-name="P10">Reserved</text:p>
          </table:table-cell>
          <table:table-cell table:style-name="Table5.A2" office:value-type="string">
            <text:p text:style-name="P11">31:4</text:p>
          </table:table-cell>
          <table:table-cell table:style-name="Table5.D2" office:value-type="string">
            <text:p text:style-name="P11">R</text:p>
          </table:table-cell>
        </table:table-row>
        <table:table-row>
          <table:table-cell table:style-name="Table5.A2" office:value-type="string">
            <text:p text:style-name="P9"/>
          </table:table-cell>
          <table:table-cell table:style-name="Table5.A2" office:value-type="string">
            <text:p text:style-name="Table_20_Contents">Design ID <text:s text:c="5"/>0-prototype0, 1-release1</text:p>
          </table:table-cell>
          <table:table-cell table:style-name="Table5.A2" office:value-type="string">
            <text:p text:style-name="P9">3:0</text:p>
          </table:table-cell>
          <table:table-cell table:style-name="Table5.D2" office:value-type="string">
            <text:p text:style-name="P9">R</text:p>
          </table:table-cell>
        </table:table-row>
        <table:table-row>
          <table:table-cell table:style-name="Table5.A2" office:value-type="string">
            <text:p text:style-name="P9">0x4</text:p>
          </table:table-cell>
          <table:table-cell table:style-name="Table5.A2" office:value-type="string">
            <text:p text:style-name="P8">DNA part1</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Table_20_Contents">DNA[31:0]</text:p>
          </table:table-cell>
          <table:table-cell table:style-name="Table5.A2" office:value-type="string">
            <text:p text:style-name="P9">31:0</text:p>
          </table:table-cell>
          <table:table-cell table:style-name="Table5.D2" office:value-type="string">
            <text:p text:style-name="P9">R</text:p>
          </table:table-cell>
        </table:table-row>
        <table:table-row>
          <table:table-cell table:style-name="Table5.A2" office:value-type="string">
            <text:p text:style-name="P9">0x8</text:p>
          </table:table-cell>
          <table:table-cell table:style-name="Table5.A2" office:value-type="string">
            <text:p text:style-name="P8">DNA part2</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25</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DNA[56:32]</text:p>
          </table:table-cell>
          <table:table-cell table:style-name="Table5.A2" office:value-type="string">
            <text:p text:style-name="P9">24:0</text:p>
          </table:table-cell>
          <table:table-cell table:style-name="Table5.D2" office:value-type="string">
            <text:p text:style-name="P9">R</text:p>
          </table:table-cell>
        </table:table-row>
        <table:table-row>
          <table:table-cell table:style-name="Table5.A2" office:value-type="string">
            <text:p text:style-name="P9">0xC</text:p>
          </table:table-cell>
          <table:table-cell table:style-name="Table5.A2" office:value-type="string">
            <text:p text:style-name="P8">Digital Loopback</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1</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digital_loop</text:p>
          </table:table-cell>
          <table:table-cell table:style-name="Table5.A2" office:value-type="string">
            <text:p text:style-name="P9">0</text:p>
          </table:table-cell>
          <table:table-cell table:style-name="Table5.D2" office:value-type="string">
            <text:p text:style-name="P9">R/W</text:p>
          </table:table-cell>
        </table:table-row>
        <table:table-row>
          <table:table-cell table:style-name="Table5.A2" office:value-type="string">
            <text:p text:style-name="P9">0x10</text:p>
          </table:table-cell>
          <table:table-cell table:style-name="Table5.A2" office:value-type="string">
            <text:p text:style-name="P8">Expansion connector direction P</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14</text:p>
          </table:table-cell>
          <table:table-cell table:style-name="Table5.A2" office:value-type="string">
            <text:p text:style-name="P8">Expansion connector direction N</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18</text:p>
          </table:table-cell>
          <table:table-cell table:style-name="Table5.A2" office:value-type="string">
            <text:p text:style-name="P8">Expansion connector output P</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P pins output</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1C</text:p>
          </table:table-cell>
          <table:table-cell table:style-name="Table5.A2" office:value-type="string">
            <text:p text:style-name="P8">Expansion connector output N</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N pins output</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20</text:p>
          </table:table-cell>
          <table:table-cell table:style-name="Table5.A2" office:value-type="string">
            <text:p text:style-name="P8">Expansion connector input P</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15"/>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P pins input</text:p>
          </table:table-cell>
          <table:table-cell table:style-name="Table5.A2" office:value-type="string">
            <text:p text:style-name="P9">7:0</text:p>
          </table:table-cell>
          <table:table-cell table:style-name="Table5.D2" office:value-type="string">
            <text:p text:style-name="P9">R</text:p>
          </table:table-cell>
        </table:table-row>
        <table:table-row>
          <table:table-cell table:style-name="Table5.A2" office:value-type="string">
            <text:p text:style-name="P9">0x24</text:p>
          </table:table-cell>
          <table:table-cell table:style-name="Table5.A2" office:value-type="string">
            <text:p text:style-name="P8">Expansion connector input N</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7"/>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able:table-row>
          <table:table-cell table:style-name="Table5.A2" office:value-type="string">
            <text:p text:style-name="P7"/>
          </table:table-cell>
          <table:table-cell table:style-name="Table5.A2" office:value-type="string">
            <text:p text:style-name="Table_20_Contents">N pins input</text:p>
          </table:table-cell>
          <table:table-cell table:style-name="Table5.A2" office:value-type="string">
            <text:p text:style-name="P9">7:0</text:p>
          </table:table-cell>
          <table:table-cell table:style-name="Table5.D2" office:value-type="string">
            <text:p text:style-name="P9">R</text:p>
          </table:table-cell>
        </table:table-row>
        <table:table-row>
          <table:table-cell table:style-name="Table5.A2" office:value-type="string">
            <text:p text:style-name="P9">0x30</text:p>
          </table:table-cell>
          <table:table-cell table:style-name="Table5.A2" office:value-type="string">
            <text:p text:style-name="P8">LED control</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9"/>
          </table:table-cell>
          <table:table-cell table:style-name="Table5.A2" office:value-type="string">
            <text:p text:style-name="P10">Reserved</text:p>
          </table:table-cell>
          <table:table-cell table:style-name="Table5.A2" office:value-type="string">
            <text:p text:style-name="P11">31:8</text:p>
          </table:table-cell>
          <table:table-cell table:style-name="Table5.D2" office:value-type="string">
            <text:p text:style-name="P11">R</text:p>
          </table:table-cell>
        </table:table-row>
        <text:soft-page-break/>
        <table:table-row>
          <table:table-cell table:style-name="Table5.A2" office:value-type="string">
            <text:p text:style-name="P9"/>
          </table:table-cell>
          <table:table-cell table:style-name="Table5.A2" office:value-type="string">
            <text:p text:style-name="Table_20_Contents">LEDs 7-0</text:p>
          </table:table-cell>
          <table:table-cell table:style-name="Table5.A2" office:value-type="string">
            <text:p text:style-name="P9">7:0</text:p>
          </table:table-cell>
          <table:table-cell table:style-name="Table5.D2" office:value-type="string">
            <text:p text:style-name="P9">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offset</text:p>
          </table:table-cell>
          <table:table-cell table:style-name="Table2.A1" office:value-type="string">
            <text:p text:style-name="P8">description</text:p>
          </table:table-cell>
          <table:table-cell table:style-name="Table2.A1" office:value-type="string">
            <text:p text:style-name="P9">bits</text:p>
          </table:table-cell>
          <table:table-cell table:style-name="Table2.D1" office:value-type="string">
            <text:p text:style-name="P9">R/W</text:p>
          </table:table-cell>
        </table:table-row>
        <table:table-row>
          <table:table-cell table:style-name="Table2.A2" office:value-type="string">
            <text:p text:style-name="P25">0x0</text:p>
          </table:table-cell>
          <table:table-cell table:style-name="Table2.A2" office:value-type="string">
            <text:p text:style-name="P26">Configuration</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3</text:p>
          </table:table-cell>
          <table:table-cell table:style-name="Table2.D2" office:value-type="string">
            <text:p text:style-name="P30">R</text:p>
          </table:table-cell>
        </table:table-row>
        <table:table-row>
          <table:table-cell table:style-name="Table2.A2" office:value-type="string">
            <text:p text:style-name="P27"/>
          </table:table-cell>
          <table:table-cell table:style-name="Table2.A2" office:value-type="string">
            <text:p text:style-name="P28">Trigger status before acquire ends (0 – pre trigger, 1 – post trigger)</text:p>
          </table:table-cell>
          <table:table-cell table:style-name="Table2.A2" office:value-type="string">
            <text:p text:style-name="P25">2</text:p>
          </table:table-cell>
          <table:table-cell table:style-name="Table2.D2" office:value-type="string">
            <text:p text:style-name="P25">R</text:p>
          </table:table-cell>
        </table:table-row>
        <table:table-row>
          <table:table-cell table:style-name="Table2.A2" office:value-type="string">
            <text:p text:style-name="P27"/>
          </table:table-cell>
          <table:table-cell table:style-name="Table2.A2" office:value-type="string">
            <text:p text:style-name="P28">Reset write state machine</text:p>
          </table:table-cell>
          <table:table-cell table:style-name="Table2.A2" office:value-type="string">
            <text:p text:style-name="P25">1</text:p>
          </table:table-cell>
          <table:table-cell table:style-name="Table2.D2" office:value-type="string">
            <text:p text:style-name="P25">W</text:p>
          </table:table-cell>
        </table:table-row>
        <table:table-row>
          <table:table-cell table:style-name="Table2.A2" office:value-type="string">
            <text:p text:style-name="P27"/>
          </table:table-cell>
          <table:table-cell table:style-name="Table2.A2" office:value-type="string">
            <text:p text:style-name="P28">Start writing data into memory (ARM trigger).</text:p>
          </table:table-cell>
          <table:table-cell table:style-name="Table2.A2" office:value-type="string">
            <text:p text:style-name="P25">0</text:p>
          </table:table-cell>
          <table:table-cell table:style-name="Table2.D2" office:value-type="string">
            <text:p text:style-name="P25">W</text:p>
          </table:table-cell>
        </table:table-row>
        <table:table-row>
          <table:table-cell table:style-name="Table2.A2" office:value-type="string">
            <text:p text:style-name="P9">0x4</text:p>
          </table:table-cell>
          <table:table-cell table:style-name="Table2.A2" office:value-type="string">
            <text:p text:style-name="P8">Trigger source</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4</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9">3:0</text:p>
          </table:table-cell>
          <table:table-cell table:style-name="Table2.D2" office:value-type="string">
            <text:p text:style-name="P9">R/W</text:p>
          </table:table-cell>
        </table:table-row>
        <table:table-row>
          <table:table-cell table:style-name="Table2.A2" office:value-type="string">
            <text:p text:style-name="P9">0x8</text:p>
          </table:table-cell>
          <table:table-cell table:style-name="Table2.A2" office:value-type="string">
            <text:p text:style-name="P8">Ch A threshold</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4</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Ch A threshold, makes trigger when ADC value cross this value</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C</text:p>
          </table:table-cell>
          <table:table-cell table:style-name="Table2.A2" office:value-type="string">
            <text:p text:style-name="P8">Ch B threshold</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4</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Ch B threshold, makes trigger when ADC value cross this value</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10</text:p>
          </table:table-cell>
          <table:table-cell table:style-name="Table2.A2" office:value-type="string">
            <text:p text:style-name="P8">Delay after trigger </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Number of decimated data after trigger written into memory</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14</text:p>
          </table:table-cell>
          <table:table-cell table:style-name="Table2.A2" office:value-type="string">
            <text:p text:style-name="P8">Data decimatio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Decimate input data, uses data average</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7</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9">16:0</text:p>
          </table:table-cell>
          <table:table-cell table:style-name="Table2.D2" office:value-type="string">
            <text:p text:style-name="P9">R/W</text:p>
          </table:table-cell>
        </table:table-row>
        <table:table-row>
          <table:table-cell table:style-name="Table2.A2" office:value-type="string">
            <text:p text:style-name="P34">0x18</text:p>
          </table:table-cell>
          <table:table-cell table:style-name="Table2.A2" office:value-type="string">
            <text:p text:style-name="P35">Write pointer - current</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2">Reserved</text:p>
          </table:table-cell>
          <table:table-cell table:style-name="Table2.A2" office:value-type="string">
            <text:p text:style-name="P31">31:14</text:p>
          </table:table-cell>
          <table:table-cell table:style-name="Table2.D2" office:value-type="string">
            <text:p text:style-name="P31">R</text:p>
          </table:table-cell>
        </table:table-row>
        <table:table-row>
          <table:table-cell table:style-name="Table2.A2" office:value-type="string">
            <text:p text:style-name="P36"/>
          </table:table-cell>
          <table:table-cell table:style-name="Table2.A2" office:value-type="string">
            <text:p text:style-name="P37">Current write pointer</text:p>
          </table:table-cell>
          <table:table-cell table:style-name="Table2.A2" office:value-type="string">
            <text:p text:style-name="P34">13:0</text:p>
          </table:table-cell>
          <table:table-cell table:style-name="Table2.D2" office:value-type="string">
            <text:p text:style-name="P34">R</text:p>
          </table:table-cell>
        </table:table-row>
        <table:table-row>
          <table:table-cell table:style-name="Table2.A2" office:value-type="string">
            <text:p text:style-name="P34">0x1C</text:p>
          </table:table-cell>
          <table:table-cell table:style-name="Table2.A2" office:value-type="string">
            <text:p text:style-name="P35">Write pointer - trigger</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2">Reserved</text:p>
          </table:table-cell>
          <table:table-cell table:style-name="Table2.A2" office:value-type="string">
            <text:p text:style-name="P31">31:14</text:p>
          </table:table-cell>
          <table:table-cell table:style-name="Table2.D2" office:value-type="string">
            <text:p text:style-name="P31">R</text:p>
          </table:table-cell>
        </table:table-row>
        <text:soft-page-break/>
        <table:table-row>
          <table:table-cell table:style-name="Table2.A2" office:value-type="string">
            <text:p text:style-name="P36"/>
          </table:table-cell>
          <table:table-cell table:style-name="Table2.A2" office:value-type="string">
            <text:p text:style-name="P37">Write pointer at time when trigger arrived</text:p>
          </table:table-cell>
          <table:table-cell table:style-name="Table2.A2" office:value-type="string">
            <text:p text:style-name="P34">13:0</text:p>
          </table:table-cell>
          <table:table-cell table:style-name="Table2.D2" office:value-type="string">
            <text:p text:style-name="P34">R</text:p>
          </table:table-cell>
        </table:table-row>
        <table:table-row>
          <table:table-cell table:style-name="Table2.A2" office:value-type="string">
            <text:p text:style-name="P9">0x20</text:p>
          </table:table-cell>
          <table:table-cell table:style-name="Table2.A2" office:value-type="string">
            <text:p text:style-name="P8">Ch A hysteresi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4</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24</text:p>
          </table:table-cell>
          <table:table-cell table:style-name="Table2.A2" office:value-type="string">
            <text:p text:style-name="P8">Ch B hysteresi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4</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28</text:p>
          </table:table-cell>
          <table:table-cell table:style-name="Table2.A2" office:value-type="string">
            <text:p text:style-name="P8">Oth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Enable signal average at decimation</text:p>
          </table:table-cell>
          <table:table-cell table:style-name="Table2.A2" office:value-type="string">
            <text:p text:style-name="P9">0</text:p>
          </table:table-cell>
          <table:table-cell table:style-name="Table2.D2" office:value-type="string">
            <text:p text:style-name="P9">R/W</text:p>
          </table:table-cell>
        </table:table-row>
        <table:table-row>
          <table:table-cell table:style-name="Table2.A2" office:value-type="string">
            <text:p text:style-name="P9">0x2C</text:p>
          </table:table-cell>
          <table:table-cell table:style-name="Table2.A2" office:value-type="string">
            <text:p text:style-name="P8">PreTrigger Coun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9">31:0</text:p>
          </table:table-cell>
          <table:table-cell table:style-name="Table2.D2" office:value-type="string">
            <text:p text:style-name="P9">R</text:p>
          </table:table-cell>
        </table:table-row>
        <table:table-row>
          <table:table-cell table:style-name="Table2.A2" office:value-type="string">
            <text:p text:style-name="P9">0x30</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8</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AA Coefficient</text:p>
          </table:table-cell>
          <table:table-cell table:style-name="Table2.A2" office:value-type="string">
            <text:p text:style-name="P9">17:0</text:p>
          </table:table-cell>
          <table:table-cell table:style-name="Table2.D2" office:value-type="string">
            <text:p text:style-name="P9">R/W</text:p>
          </table:table-cell>
        </table:table-row>
        <table:table-row>
          <table:table-cell table:style-name="Table2.A2" office:value-type="string">
            <text:p text:style-name="P9">0x34</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25</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BB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38</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25</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KK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3C</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25</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PP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40</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8</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AA Coefficient</text:p>
          </table:table-cell>
          <table:table-cell table:style-name="Table2.A2" office:value-type="string">
            <text:p text:style-name="P9">17:0</text:p>
          </table:table-cell>
          <table:table-cell table:style-name="Table2.D2" office:value-type="string">
            <text:p text:style-name="P9">R/W</text:p>
          </table:table-cell>
        </table:table-row>
        <table:table-row>
          <table:table-cell table:style-name="Table2.A2" office:value-type="string">
            <text:p text:style-name="P9">0x44</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25</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BB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48</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25</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KK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4C</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ext:soft-page-break/>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25</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PP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50</text:p>
          </table:table-cell>
          <table:table-cell table:style-name="Table2.A2" office:value-type="string">
            <text:p text:style-name="P8">CH A AXI low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Starting writing address</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54</text:p>
          </table:table-cell>
          <table:table-cell table:style-name="Table2.A2" office:value-type="string">
            <text:p text:style-name="P8">CH A AXI upp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Address where it jumps to lower</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58</text:p>
          </table:table-cell>
          <table:table-cell table:style-name="Table2.A2" office:value-type="string">
            <text:p text:style-name="P8">CH A AXI delay after trigg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Number of decimated data after trigger written into memory</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5C</text:p>
          </table:table-cell>
          <table:table-cell table:style-name="Table2.A2" office:value-type="string">
            <text:p text:style-name="P8">CH A AXI enable mas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Enable AXI master</text:p>
          </table:table-cell>
          <table:table-cell table:style-name="Table2.A2" office:value-type="string">
            <text:p text:style-name="P9">0</text:p>
          </table:table-cell>
          <table:table-cell table:style-name="Table2.D2" office:value-type="string">
            <text:p text:style-name="P9">R/W</text:p>
          </table:table-cell>
        </table:table-row>
        <table:table-row>
          <table:table-cell table:style-name="Table2.A2" office:value-type="string">
            <text:p text:style-name="P9">0x60</text:p>
          </table:table-cell>
          <table:table-cell table:style-name="Table2.A2" office:value-type="string">
            <text:p text:style-name="P8">CH A AXI w<text:span text:style-name="T2">rite pointer - trigger</text:spa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37">Write pointer at time when trigger arrived</text:p>
          </table:table-cell>
          <table:table-cell table:style-name="Table2.A2" office:value-type="string">
            <text:p text:style-name="P9">31:0</text:p>
          </table:table-cell>
          <table:table-cell table:style-name="Table2.D2" office:value-type="string">
            <text:p text:style-name="P9">R</text:p>
          </table:table-cell>
        </table:table-row>
        <table:table-row>
          <table:table-cell table:style-name="Table2.A2" office:value-type="string">
            <text:p text:style-name="P34">0x64</text:p>
          </table:table-cell>
          <table:table-cell table:style-name="Table2.A2" office:value-type="string">
            <text:p text:style-name="P35">CH A AXI write pointer - current</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7">Current write pointer</text:p>
          </table:table-cell>
          <table:table-cell table:style-name="Table2.A2" office:value-type="string">
            <text:p text:style-name="P34">31:0</text:p>
          </table:table-cell>
          <table:table-cell table:style-name="Table2.D2" office:value-type="string">
            <text:p text:style-name="P34">R</text:p>
          </table:table-cell>
        </table:table-row>
        <table:table-row>
          <table:table-cell table:style-name="Table2.A2" office:value-type="string">
            <text:p text:style-name="P9">0x70</text:p>
          </table:table-cell>
          <table:table-cell table:style-name="Table2.A2" office:value-type="string">
            <text:p text:style-name="P8">CH B AXI low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Starting writing address</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74</text:p>
          </table:table-cell>
          <table:table-cell table:style-name="Table2.A2" office:value-type="string">
            <text:p text:style-name="P8">CH B AXI upp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Address where it jumps to lower</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78</text:p>
          </table:table-cell>
          <table:table-cell table:style-name="Table2.A2" office:value-type="string">
            <text:p text:style-name="P8">CH B AXI delay after trigg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Number of decimated data after trigger written into memory</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7C</text:p>
          </table:table-cell>
          <table:table-cell table:style-name="Table2.A2" office:value-type="string">
            <text:p text:style-name="P8">CH B AXI enable mas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Enable AXI master</text:p>
          </table:table-cell>
          <table:table-cell table:style-name="Table2.A2" office:value-type="string">
            <text:p text:style-name="P9">0</text:p>
          </table:table-cell>
          <table:table-cell table:style-name="Table2.D2" office:value-type="string">
            <text:p text:style-name="P9">R/W</text:p>
          </table:table-cell>
        </table:table-row>
        <table:table-row>
          <table:table-cell table:style-name="Table2.A2" office:value-type="string">
            <text:p text:style-name="P9">0x80</text:p>
          </table:table-cell>
          <table:table-cell table:style-name="Table2.A2" office:value-type="string">
            <text:p text:style-name="P8">CH B AXI w<text:span text:style-name="T2">rite pointer - trigger</text:spa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37">Write pointer at time when trigger arrived</text:p>
          </table:table-cell>
          <table:table-cell table:style-name="Table2.A2" office:value-type="string">
            <text:p text:style-name="P9">31:0</text:p>
          </table:table-cell>
          <table:table-cell table:style-name="Table2.D2" office:value-type="string">
            <text:p text:style-name="P9">R</text:p>
          </table:table-cell>
        </table:table-row>
        <table:table-row>
          <table:table-cell table:style-name="Table2.A2" office:value-type="string">
            <text:p text:style-name="P34">0x84</text:p>
          </table:table-cell>
          <table:table-cell table:style-name="Table2.A2" office:value-type="string">
            <text:p text:style-name="P35">CH B AXI write pointer - current</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7">Current write pointer</text:p>
          </table:table-cell>
          <table:table-cell table:style-name="Table2.A2" office:value-type="string">
            <text:p text:style-name="P34">31:0</text:p>
          </table:table-cell>
          <table:table-cell table:style-name="Table2.D2" office:value-type="string">
            <text:p text:style-name="P34">R</text:p>
          </table:table-cell>
        </table:table-row>
        <table:table-row>
          <table:table-cell table:style-name="Table2.A2" office:value-type="string">
            <text:p text:style-name="P34">0x90</text:p>
          </table:table-cell>
          <table:table-cell table:style-name="Table2.A2" office:value-type="string">
            <text:p text:style-name="P35">Trigger debouncer time</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7">Number of ADC clock periods trigger is disabled after activation</text:p>
            <text:p text:style-name="P38">reset value is decimal 62500 or equivalent to 0.5ms</text:p>
          </table:table-cell>
          <table:table-cell table:style-name="Table2.A2" office:value-type="string">
            <text:p text:style-name="P34">19:0</text:p>
          </table:table-cell>
          <table:table-cell table:style-name="Table2.D2" office:value-type="string">
            <text:p text:style-name="P34">R/W</text:p>
          </table:table-cell>
        </table:table-row>
        <table:table-row>
          <table:table-cell table:style-name="Table2.A2" office:value-type="string">
            <text:p text:style-name="P9">0xA0</text:p>
          </table:table-cell>
          <table:table-cell table:style-name="Table2.A2" office:value-type="string">
            <text:p text:style-name="P8">Accumulator data sequence length</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14</text:p>
          </table:table-cell>
          <table:table-cell table:style-name="Table2.D2" office:value-type="string">
            <text:p text:style-name="P30">R</text:p>
          </table:table-cell>
        </table:table-row>
        <table:table-row>
          <table:table-cell table:style-name="Table2.A2" office:value-type="string">
            <text:p text:style-name="P9">0xA4</text:p>
          </table:table-cell>
          <table:table-cell table:style-name="Table2.A2" office:value-type="string">
            <text:p text:style-name="P8">Accumulator data offset corection ChA</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14</text:p>
          </table:table-cell>
          <table:table-cell table:style-name="Table2.D2" office:value-type="string">
            <text:p text:style-name="P30">R</text:p>
          </table:table-cell>
        </table:table-row>
        <table:table-row>
          <table:table-cell table:style-name="Table2.A2" office:value-type="string">
            <text:p text:style-name="P36"/>
          </table:table-cell>
          <table:table-cell table:style-name="Table2.A2" office:value-type="string">
            <text:p text:style-name="P37">signed offset value</text:p>
          </table:table-cell>
          <table:table-cell table:style-name="Table2.A2" office:value-type="string">
            <text:p text:style-name="P34">13:0</text:p>
          </table:table-cell>
          <table:table-cell table:style-name="Table2.D2" office:value-type="string">
            <text:p text:style-name="P34">R/W</text:p>
          </table:table-cell>
        </table:table-row>
        <table:table-row>
          <table:table-cell table:style-name="Table2.A2" office:value-type="string">
            <text:p text:style-name="P9">0xA8</text:p>
          </table:table-cell>
          <table:table-cell table:style-name="Table2.A2" office:value-type="string">
            <text:p text:style-name="P8">Accumulator data offset corection ChB</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14</text:p>
          </table:table-cell>
          <table:table-cell table:style-name="Table2.D2" office:value-type="string">
            <text:p text:style-name="P30">R</text:p>
          </table:table-cell>
        </table:table-row>
        <text:soft-page-break/>
        <table:table-row>
          <table:table-cell table:style-name="Table2.A2" office:value-type="string">
            <text:p text:style-name="P36"/>
          </table:table-cell>
          <table:table-cell table:style-name="Table2.A2" office:value-type="string">
            <text:p text:style-name="P37">signed offset value</text:p>
          </table:table-cell>
          <table:table-cell table:style-name="Table2.A2" office:value-type="string">
            <text:p text:style-name="P34">13:0</text:p>
          </table:table-cell>
          <table:table-cell table:style-name="Table2.D2" office:value-type="string">
            <text:p text:style-name="P34">R/W</text:p>
          </table:table-cell>
        </table:table-row>
        <table:table-row>
          <table:table-cell table:style-name="Table2.A2" office:value-type="string">
            <text:p text:style-name="P9">0x10000 to 0x1FFFC</text:p>
          </table:table-cell>
          <table:table-cell table:style-name="Table2.A2" office:value-type="string">
            <text:p text:style-name="P8">Memory data (16k sample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6</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Captured data for ch A</text:p>
          </table:table-cell>
          <table:table-cell table:style-name="Table2.A2" office:value-type="string">
            <text:p text:style-name="P9">15:0</text:p>
          </table:table-cell>
          <table:table-cell table:style-name="Table2.D2" office:value-type="string">
            <text:p text:style-name="P9">R</text:p>
          </table:table-cell>
        </table:table-row>
        <table:table-row>
          <table:table-cell table:style-name="Table2.A2" office:value-type="string">
            <text:p text:style-name="P9">0x20000 to 0x2FFFC</text:p>
          </table:table-cell>
          <table:table-cell table:style-name="Table2.A2" office:value-type="string">
            <text:p text:style-name="P8">Memory data (16k sample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0">Reserved</text:p>
          </table:table-cell>
          <table:table-cell table:style-name="Table2.A2" office:value-type="string">
            <text:p text:style-name="P11">31:16</text:p>
          </table:table-cell>
          <table:table-cell table:style-name="Table2.D2" office:value-type="string">
            <text:p text:style-name="P11">R</text:p>
          </table:table-cell>
        </table:table-row>
        <table:table-row>
          <table:table-cell table:style-name="Table2.A2" office:value-type="string">
            <text:p text:style-name="P7"/>
          </table:table-cell>
          <table:table-cell table:style-name="Table2.A2" office:value-type="string">
            <text:p text:style-name="Table_20_Contents">Captured data for ch B</text:p>
          </table:table-cell>
          <table:table-cell table:style-name="Table2.A2" office:value-type="string">
            <text:p text:style-name="P9">15:0</text:p>
          </table:table-cell>
          <table:table-cell table:style-name="Table2.D2" office:value-type="string">
            <text:p text:style-name="P9">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offset</text:p>
          </table:table-cell>
          <table:table-cell table:style-name="Table3.A1" office:value-type="string">
            <text:p text:style-name="P8">description</text:p>
          </table:table-cell>
          <table:table-cell table:style-name="Table3.A1" office:value-type="string">
            <text:p text:style-name="P9">bits</text:p>
          </table:table-cell>
          <table:table-cell table:style-name="Table3.D1" office:value-type="string">
            <text:p text:style-name="P9">R/W</text:p>
          </table:table-cell>
        </table:table-row>
        <table:table-row>
          <table:table-cell table:style-name="Table3.A2" office:value-type="string">
            <text:p text:style-name="P9">0x0</text:p>
          </table:table-cell>
          <table:table-cell table:style-name="Table3.A2" office:value-type="string">
            <text:p text:style-name="P8">Configuration</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9"/>
          </table:table-cell>
          <table:table-cell table:style-name="Table3.A2" office:value-type="string">
            <text:p text:style-name="P10">Reserved</text:p>
          </table:table-cell>
          <table:table-cell table:style-name="Table3.A2" office:value-type="string">
            <text:p text:style-name="P11">31:25</text:p>
          </table:table-cell>
          <table:table-cell table:style-name="Table3.D2" office:value-type="string">
            <text:p text:style-name="P11">R</text:p>
          </table:table-cell>
        </table:table-row>
        <table:table-row>
          <table:table-cell table:style-name="Table3.A2" office:value-type="string">
            <text:p text:style-name="P9"/>
          </table:table-cell>
          <table:table-cell table:style-name="Table3.A2" office:value-type="string">
            <text:p text:style-name="Table_20_Contents">ch B external gated repetitions</text:p>
          </table:table-cell>
          <table:table-cell table:style-name="Table3.A2" office:value-type="string">
            <text:p text:style-name="P9">24</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set output to 0</text:p>
          </table:table-cell>
          <table:table-cell table:style-name="Table3.A2" office:value-type="string">
            <text:p text:style-name="P9">23</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SM reset</text:p>
          </table:table-cell>
          <table:table-cell table:style-name="Table3.A2" office:value-type="string">
            <text:p text:style-name="P9">22</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P10">Reserved</text:p>
          </table:table-cell>
          <table:table-cell table:style-name="Table3.A2" office:value-type="string">
            <text:p text:style-name="P9">21</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SM wrap pointer (if disabled starts at address 0) </text:p>
          </table:table-cell>
          <table:table-cell table:style-name="Table3.A2" office:value-type="string">
            <text:p text:style-name="P9">20</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9">19:16</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P10">Reserved</text:p>
          </table:table-cell>
          <table:table-cell table:style-name="Table3.A2" office:value-type="string">
            <text:p text:style-name="P11">15:9</text:p>
          </table:table-cell>
          <table:table-cell table:style-name="Table3.D2" office:value-type="string">
            <text:p text:style-name="P11">R</text:p>
          </table:table-cell>
        </table:table-row>
        <table:table-row>
          <table:table-cell table:style-name="Table3.A2" office:value-type="string">
            <text:p text:style-name="P9"/>
          </table:table-cell>
          <table:table-cell table:style-name="Table3.A2" office:value-type="string">
            <text:p text:style-name="Table_20_Contents">ch A external gated bursts</text:p>
          </table:table-cell>
          <table:table-cell table:style-name="Table3.A2" office:value-type="string">
            <text:p text:style-name="P9">8</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set output to 0</text:p>
          </table:table-cell>
          <table:table-cell table:style-name="Table3.A2" office:value-type="string">
            <text:p text:style-name="P9">7</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SM reset</text:p>
          </table:table-cell>
          <table:table-cell table:style-name="Table3.A2" office:value-type="string">
            <text:p text:style-name="P9">6</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P10">Reserved</text:p>
          </table:table-cell>
          <table:table-cell table:style-name="Table3.A2" office:value-type="string">
            <text:p text:style-name="P9">5</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SM wrap pointer (if disabled starts at address 0) </text:p>
          </table:table-cell>
          <table:table-cell table:style-name="Table3.A2" office:value-type="string">
            <text:p text:style-name="P9">4</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9">3:0</text:p>
          </table:table-cell>
          <table:table-cell table:style-name="Table3.D2" office:value-type="string">
            <text:p text:style-name="P9">R/W</text:p>
          </table:table-cell>
        </table:table-row>
        <table:table-row>
          <table:table-cell table:style-name="Table3.A2" office:value-type="string">
            <text:p text:style-name="P9">0x4</text:p>
          </table:table-cell>
          <table:table-cell table:style-name="Table3.A2" office:value-type="string">
            <text:p text:style-name="P8">Ch A amplitude scale and offse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15"/>
          </table:table-cell>
          <table:table-cell table:style-name="Table3.A2" office:value-type="string">
            <text:p text:style-name="P14">out <text:s/>= (data*scale)/0x2000 + offset</text:p>
          </table:table-cell>
          <table:table-cell table:style-name="Table3.A2" office:value-type="string">
            <text:p text:style-name="P15"/>
          </table:table-cell>
          <table:table-cell table:style-name="Table3.D2" office:value-type="string">
            <text:p text:style-name="P15"/>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Amplitude offset </text:p>
          </table:table-cell>
          <table:table-cell table:style-name="Table3.A2" office:value-type="string">
            <text:p text:style-name="P9">29:16</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15:14</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Amplitude scale. 0x2000 == multiply by 1. Unsigned</text:p>
          </table:table-cell>
          <table:table-cell table:style-name="Table3.A2" office:value-type="string">
            <text:p text:style-name="P9">13:0</text:p>
          </table:table-cell>
          <table:table-cell table:style-name="Table3.D2" office:value-type="string">
            <text:p text:style-name="P9">R/W</text:p>
          </table:table-cell>
        </table:table-row>
        <table:table-row>
          <table:table-cell table:style-name="Table3.A2" office:value-type="string">
            <text:p text:style-name="P9">0x8</text:p>
          </table:table-cell>
          <table:table-cell table:style-name="Table3.A2" office:value-type="string">
            <text:p text:style-name="P8">Ch A counter wrap</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C</text:p>
          </table:table-cell>
          <table:table-cell table:style-name="Table3.A2" office:value-type="string">
            <text:p text:style-name="P8">Ch A start offset</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9">29:0</text:p>
          </table:table-cell>
          <table:table-cell table:style-name="Table3.D2" office:value-type="string">
            <text:p text:style-name="P9">R/W</text:p>
          </table:table-cell>
        </table:table-row>
        <text:soft-page-break/>
        <table:table-row>
          <table:table-cell table:style-name="Table3.A2" office:value-type="string">
            <text:p text:style-name="P9">0x10</text:p>
          </table:table-cell>
          <table:table-cell table:style-name="Table3.A2" office:value-type="string">
            <text:p text:style-name="P8">Ch A counter step</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Counter step.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14</text:p>
          </table:table-cell>
          <table:table-cell table:style-name="Table3.A2" office:value-type="string">
            <text:p text:style-name="P8">Ch A buffer current read pointer</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6</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Read pointer</text:p>
          </table:table-cell>
          <table:table-cell table:style-name="Table3.A2" office:value-type="string">
            <text:p text:style-name="P9">15:2</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1:0</text:p>
          </table:table-cell>
          <table:table-cell table:style-name="Table3.D2" office:value-type="string">
            <text:p text:style-name="P11">R</text:p>
          </table:table-cell>
        </table:table-row>
        <table:table-row>
          <table:table-cell table:style-name="Table3.A2" office:value-type="string">
            <text:p text:style-name="P9">0x18</text:p>
          </table:table-cell>
          <table:table-cell table:style-name="Table3.A2" office:value-type="string">
            <text:p text:style-name="P8">Ch A number of read cycles in one burst</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6</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Number of repeats of table readout. 0=infinite</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1C</text:p>
          </table:table-cell>
          <table:table-cell table:style-name="Table3.A2" office:value-type="string">
            <text:p text:style-name="P8">Ch A number of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6</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Number of repetitions. 0=disabled</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20</text:p>
          </table:table-cell>
          <table:table-cell table:style-name="Table3.A2" office:value-type="string">
            <text:p text:style-name="P8">Ch A delay between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Table_20_Contents">Delay between repetitions. Granularity=1us</text:p>
          </table:table-cell>
          <table:table-cell table:style-name="Table3.A2" office:value-type="string">
            <text:p text:style-name="P9">31:0</text:p>
          </table:table-cell>
          <table:table-cell table:style-name="Table3.D2" office:value-type="string">
            <text:p text:style-name="P9">R/W</text:p>
          </table:table-cell>
        </table:table-row>
        <table:table-row>
          <table:table-cell table:style-name="Table3.A2" office:value-type="string">
            <text:p text:style-name="P9">0x24</text:p>
          </table:table-cell>
          <table:table-cell table:style-name="Table3.A2" office:value-type="string">
            <text:p text:style-name="P8">Ch B amplitude scale and offse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15"/>
          </table:table-cell>
          <table:table-cell table:style-name="Table3.A2" office:value-type="string">
            <text:p text:style-name="P14">out <text:s/>= (data*scale)/0x2000 + offset</text:p>
          </table:table-cell>
          <table:table-cell table:style-name="Table3.A2" office:value-type="string">
            <text:p text:style-name="P15"/>
          </table:table-cell>
          <table:table-cell table:style-name="Table3.D2" office:value-type="string">
            <text:p text:style-name="P15"/>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Amplitude offset </text:p>
          </table:table-cell>
          <table:table-cell table:style-name="Table3.A2" office:value-type="string">
            <text:p text:style-name="P9">29:16</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15:14</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Amplitude scale. 0x2000 == multiply by 1. Unsigned</text:p>
          </table:table-cell>
          <table:table-cell table:style-name="Table3.A2" office:value-type="string">
            <text:p text:style-name="P9">13:0</text:p>
          </table:table-cell>
          <table:table-cell table:style-name="Table3.D2" office:value-type="string">
            <text:p text:style-name="P9">R/W</text:p>
          </table:table-cell>
        </table:table-row>
        <table:table-row>
          <table:table-cell table:style-name="Table3.A2" office:value-type="string">
            <text:p text:style-name="P9">0x28</text:p>
          </table:table-cell>
          <table:table-cell table:style-name="Table3.A2" office:value-type="string">
            <text:p text:style-name="P8">Ch B counter wrap</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2C</text:p>
          </table:table-cell>
          <table:table-cell table:style-name="Table3.A2" office:value-type="string">
            <text:p text:style-name="P8">Ch B start offset</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30</text:p>
          </table:table-cell>
          <table:table-cell table:style-name="Table3.A2" office:value-type="string">
            <text:p text:style-name="P8">Ch B counter step</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30</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Counter step.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34</text:p>
          </table:table-cell>
          <table:table-cell table:style-name="Table3.A2" office:value-type="string">
            <text:p text:style-name="P8">Ch B buffer current read pointer</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6</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Read pointer</text:p>
          </table:table-cell>
          <table:table-cell table:style-name="Table3.A2" office:value-type="string">
            <text:p text:style-name="P9">15:2</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1:0</text:p>
          </table:table-cell>
          <table:table-cell table:style-name="Table3.D2" office:value-type="string">
            <text:p text:style-name="P11">R</text:p>
          </table:table-cell>
        </table:table-row>
        <table:table-row>
          <table:table-cell table:style-name="Table3.A2" office:value-type="string">
            <text:p text:style-name="P9">0x38</text:p>
          </table:table-cell>
          <table:table-cell table:style-name="Table3.A2" office:value-type="string">
            <text:p text:style-name="P8">Ch B number of read cycles in one burst</text:p>
          </table:table-cell>
          <table:table-cell table:style-name="Table3.A2" office:value-type="string">
            <text:p text:style-name="P9"/>
          </table:table-cell>
          <table:table-cell table:style-name="Table3.D2" office:value-type="string">
            <text:p text:style-name="P9"/>
          </table:table-cell>
        </table:table-row>
        <text:soft-page-break/>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6</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Number of repeats of table readout. 0=infinite</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3C</text:p>
          </table:table-cell>
          <table:table-cell table:style-name="Table3.A2" office:value-type="string">
            <text:p text:style-name="P8">Ch B number of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6</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Number of repetitions. 0=disabled</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40</text:p>
          </table:table-cell>
          <table:table-cell table:style-name="Table3.A2" office:value-type="string">
            <text:p text:style-name="P8">Ch B delay between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Table_20_Contents">Delay between repetitions. Granularity=1us</text:p>
          </table:table-cell>
          <table:table-cell table:style-name="Table3.A2" office:value-type="string">
            <text:p text:style-name="P9">31:0</text:p>
          </table:table-cell>
          <table:table-cell table:style-name="Table3.D2" office:value-type="string">
            <text:p text:style-name="P9">R/W</text:p>
          </table:table-cell>
        </table:table-row>
        <table:table-row>
          <table:table-cell table:style-name="Table3.A2" office:value-type="string">
            <text:p text:style-name="P9">0x10000 to 0x1FFFC</text:p>
          </table:table-cell>
          <table:table-cell table:style-name="Table3.A2" office:value-type="string">
            <text:p text:style-name="P17">Ch A <text:span text:style-name="T1">memory data (16k samples)</text:span></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9">Reserved</text:p>
          </table:table-cell>
          <table:table-cell table:style-name="Table3.A2" office:value-type="string">
            <text:p text:style-name="P11">31:14</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P16">ch A data</text:p>
          </table:table-cell>
          <table:table-cell table:style-name="Table3.A2" office:value-type="string">
            <text:p text:style-name="P9">13:0</text:p>
          </table:table-cell>
          <table:table-cell table:style-name="Table3.D2" office:value-type="string">
            <text:p text:style-name="P9">R/W</text:p>
          </table:table-cell>
        </table:table-row>
        <table:table-row>
          <table:table-cell table:style-name="Table3.A2" office:value-type="string">
            <text:p text:style-name="P9">0x20000 to 0x2FFFC</text:p>
          </table:table-cell>
          <table:table-cell table:style-name="Table3.A2" office:value-type="string">
            <text:p text:style-name="P17">Ch B <text:span text:style-name="T1">memory data (16k samples)</text:span></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0">Reserved</text:p>
          </table:table-cell>
          <table:table-cell table:style-name="Table3.A2" office:value-type="string">
            <text:p text:style-name="P11">31:14</text:p>
          </table:table-cell>
          <table:table-cell table:style-name="Table3.D2" office:value-type="string">
            <text:p text:style-name="P11">R</text:p>
          </table:table-cell>
        </table:table-row>
        <table:table-row>
          <table:table-cell table:style-name="Table3.A2" office:value-type="string">
            <text:p text:style-name="P7"/>
          </table:table-cell>
          <table:table-cell table:style-name="Table3.A2" office:value-type="string">
            <text:p text:style-name="Table_20_Contents">ch B data</text:p>
          </table:table-cell>
          <table:table-cell table:style-name="Table3.A2" office:value-type="string">
            <text:p text:style-name="P9">13:0</text:p>
          </table:table-cell>
          <table:table-cell table:style-name="Table3.D2" office:value-type="string">
            <text:p text:style-name="P9">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8">offset</text:p>
          </table:table-cell>
          <table:table-cell table:style-name="Table6.A1" office:value-type="string">
            <text:p text:style-name="P17">description</text:p>
          </table:table-cell>
          <table:table-cell table:style-name="Table6.A1" office:value-type="string">
            <text:p text:style-name="P18">bits</text:p>
          </table:table-cell>
          <table:table-cell table:style-name="Table6.D1" office:value-type="string">
            <text:p text:style-name="P18">R/W</text:p>
          </table:table-cell>
        </table:table-row>
        <table:table-row>
          <table:table-cell table:style-name="Table6.A2" office:value-type="string">
            <text:p text:style-name="P34">0x0</text:p>
          </table:table-cell>
          <table:table-cell table:style-name="Table6.A2" office:value-type="string">
            <text:p text:style-name="P35">Configuration</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integrator reset</text:p>
          </table:table-cell>
          <table:table-cell table:style-name="Table6.A2" office:value-type="string">
            <text:p text:style-name="P34">3</text:p>
          </table:table-cell>
          <table:table-cell table:style-name="Table6.D2" office:value-type="string">
            <text:p text:style-name="P34">R/W</text:p>
          </table:table-cell>
        </table:table-row>
        <table:table-row>
          <table:table-cell table:style-name="Table6.A2" office:value-type="string">
            <text:p text:style-name="P36"/>
          </table:table-cell>
          <table:table-cell table:style-name="Table6.A2" office:value-type="string">
            <text:p text:style-name="P37">PID21 integrator reset</text:p>
          </table:table-cell>
          <table:table-cell table:style-name="Table6.A2" office:value-type="string">
            <text:p text:style-name="P34">2</text:p>
          </table:table-cell>
          <table:table-cell table:style-name="Table6.D2" office:value-type="string">
            <text:p text:style-name="P34">R/W</text:p>
          </table:table-cell>
        </table:table-row>
        <table:table-row>
          <table:table-cell table:style-name="Table6.A2" office:value-type="string">
            <text:p text:style-name="P36"/>
          </table:table-cell>
          <table:table-cell table:style-name="Table6.A2" office:value-type="string">
            <text:p text:style-name="P37">PID12 integrator reset</text:p>
          </table:table-cell>
          <table:table-cell table:style-name="Table6.A2" office:value-type="string">
            <text:p text:style-name="P34">1</text:p>
          </table:table-cell>
          <table:table-cell table:style-name="Table6.D2" office:value-type="string">
            <text:p text:style-name="P34">R/W</text:p>
          </table:table-cell>
        </table:table-row>
        <table:table-row>
          <table:table-cell table:style-name="Table6.A2" office:value-type="string">
            <text:p text:style-name="P36"/>
          </table:table-cell>
          <table:table-cell table:style-name="Table6.A2" office:value-type="string">
            <text:p text:style-name="P37">PID11 integrator reset</text:p>
          </table:table-cell>
          <table:table-cell table:style-name="Table6.A2" office:value-type="string">
            <text:p text:style-name="P34">0</text:p>
          </table:table-cell>
          <table:table-cell table:style-name="Table6.D2" office:value-type="string">
            <text:p text:style-name="P34">R/W</text:p>
          </table:table-cell>
        </table:table-row>
        <table:table-row>
          <table:table-cell table:style-name="Table6.A2" office:value-type="string">
            <text:p text:style-name="P34">0x10</text:p>
          </table:table-cell>
          <table:table-cell table:style-name="Table6.A2" office:value-type="string">
            <text:p text:style-name="P35">PID11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set point</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14</text:p>
          </table:table-cell>
          <table:table-cell table:style-name="Table6.A2" office:value-type="string">
            <text:p text:style-name="P35">PID11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Kp</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18</text:p>
          </table:table-cell>
          <table:table-cell table:style-name="Table6.A2" office:value-type="string">
            <text:p text:style-name="P35">PID11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Ki</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1C</text:p>
          </table:table-cell>
          <table:table-cell table:style-name="Table6.A2" office:value-type="string">
            <text:p text:style-name="P35">PID11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Kd</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20</text:p>
          </table:table-cell>
          <table:table-cell table:style-name="Table6.A2" office:value-type="string">
            <text:p text:style-name="P35">PID12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set point</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24</text:p>
          </table:table-cell>
          <table:table-cell table:style-name="Table6.A2" office:value-type="string">
            <text:p text:style-name="P35">PID12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Kp</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28</text:p>
          </table:table-cell>
          <table:table-cell table:style-name="Table6.A2" office:value-type="string">
            <text:p text:style-name="P35">PID12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Ki</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2C</text:p>
          </table:table-cell>
          <table:table-cell table:style-name="Table6.A2" office:value-type="string">
            <text:p text:style-name="P35">PID12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Kd</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30</text:p>
          </table:table-cell>
          <table:table-cell table:style-name="Table6.A2" office:value-type="string">
            <text:p text:style-name="P35">PID21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set point</text:p>
          </table:table-cell>
          <table:table-cell table:style-name="Table6.A2" office:value-type="string">
            <text:p text:style-name="P34">13:0</text:p>
          </table:table-cell>
          <table:table-cell table:style-name="Table6.D2" office:value-type="string">
            <text:p text:style-name="P34">R/W</text:p>
          </table:table-cell>
        </table:table-row>
        <text:soft-page-break/>
        <table:table-row>
          <table:table-cell table:style-name="Table6.A2" office:value-type="string">
            <text:p text:style-name="P34">0x34</text:p>
          </table:table-cell>
          <table:table-cell table:style-name="Table6.A2" office:value-type="string">
            <text:p text:style-name="P35">PID21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Kp</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38</text:p>
          </table:table-cell>
          <table:table-cell table:style-name="Table6.A2" office:value-type="string">
            <text:p text:style-name="P35">PID21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Ki</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3C</text:p>
          </table:table-cell>
          <table:table-cell table:style-name="Table6.A2" office:value-type="string">
            <text:p text:style-name="P35">PID21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Kd</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40</text:p>
          </table:table-cell>
          <table:table-cell table:style-name="Table6.A2" office:value-type="string">
            <text:p text:style-name="P35">PID22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set point</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44</text:p>
          </table:table-cell>
          <table:table-cell table:style-name="Table6.A2" office:value-type="string">
            <text:p text:style-name="P35">PID22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Kp</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48</text:p>
          </table:table-cell>
          <table:table-cell table:style-name="Table6.A2" office:value-type="string">
            <text:p text:style-name="P35">PID22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Ki</text:p>
          </table:table-cell>
          <table:table-cell table:style-name="Table6.A2" office:value-type="string">
            <text:p text:style-name="P34">13:0</text:p>
          </table:table-cell>
          <table:table-cell table:style-name="Table6.D2" office:value-type="string">
            <text:p text:style-name="P34">R/W</text:p>
          </table:table-cell>
        </table:table-row>
        <table:table-row>
          <table:table-cell table:style-name="Table6.A2" office:value-type="string">
            <text:p text:style-name="P34">0x4C</text:p>
          </table:table-cell>
          <table:table-cell table:style-name="Table6.A2" office:value-type="string">
            <text:p text:style-name="P35">PID22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Kd</text:p>
          </table:table-cell>
          <table:table-cell table:style-name="Table6.A2" office:value-type="string">
            <text:p text:style-name="P34">13:0</text:p>
          </table:table-cell>
          <table:table-cell table:style-name="Table6.D2" office:value-type="string">
            <text:p text:style-name="P34">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offset</text:p>
          </table:table-cell>
          <table:table-cell table:style-name="Table7.A1" office:value-type="string">
            <text:p text:style-name="P17">description</text:p>
          </table:table-cell>
          <table:table-cell table:style-name="Table7.A1" office:value-type="string">
            <text:p text:style-name="P18">bits</text:p>
          </table:table-cell>
          <table:table-cell table:style-name="Table7.D1" office:value-type="string">
            <text:p text:style-name="P18">R/W</text:p>
          </table:table-cell>
        </table:table-row>
        <table:table-row>
          <table:table-cell table:style-name="Table7.A2" office:value-type="string">
            <text:p text:style-name="P34">0x0</text:p>
          </table:table-cell>
          <table:table-cell table:style-name="Table7.A2" office:value-type="string">
            <text:p text:style-name="P35">XADC AIF0</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0 value</text:p>
          </table:table-cell>
          <table:table-cell table:style-name="Table7.A2" office:value-type="string">
            <text:p text:style-name="P34">11:0</text:p>
          </table:table-cell>
          <table:table-cell table:style-name="Table7.D2" office:value-type="string">
            <text:p text:style-name="P34">R</text:p>
          </table:table-cell>
        </table:table-row>
        <table:table-row>
          <table:table-cell table:style-name="Table7.A2" office:value-type="string">
            <text:p text:style-name="P34">0x4</text:p>
          </table:table-cell>
          <table:table-cell table:style-name="Table7.A2" office:value-type="string">
            <text:p text:style-name="P35">XADC AIF1</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1 value</text:p>
          </table:table-cell>
          <table:table-cell table:style-name="Table7.A2" office:value-type="string">
            <text:p text:style-name="P34">11:0</text:p>
          </table:table-cell>
          <table:table-cell table:style-name="Table7.D2" office:value-type="string">
            <text:p text:style-name="P34">R</text:p>
          </table:table-cell>
        </table:table-row>
        <table:table-row>
          <table:table-cell table:style-name="Table7.A2" office:value-type="string">
            <text:p text:style-name="P34">0x8</text:p>
          </table:table-cell>
          <table:table-cell table:style-name="Table7.A2" office:value-type="string">
            <text:p text:style-name="P35">XADC AIF2</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2 value</text:p>
          </table:table-cell>
          <table:table-cell table:style-name="Table7.A2" office:value-type="string">
            <text:p text:style-name="P34">11:0</text:p>
          </table:table-cell>
          <table:table-cell table:style-name="Table7.D2" office:value-type="string">
            <text:p text:style-name="P34">R</text:p>
          </table:table-cell>
        </table:table-row>
        <table:table-row>
          <table:table-cell table:style-name="Table7.A2" office:value-type="string">
            <text:p text:style-name="P34">0xC</text:p>
          </table:table-cell>
          <table:table-cell table:style-name="Table7.A2" office:value-type="string">
            <text:p text:style-name="P35">XADC AIF3</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3 value</text:p>
          </table:table-cell>
          <table:table-cell table:style-name="Table7.A2" office:value-type="string">
            <text:p text:style-name="P34">11:0</text:p>
          </table:table-cell>
          <table:table-cell table:style-name="Table7.D2" office:value-type="string">
            <text:p text:style-name="P34">R</text:p>
          </table:table-cell>
        </table:table-row>
        <table:table-row>
          <table:table-cell table:style-name="Table7.A2" office:value-type="string">
            <text:p text:style-name="P34">0x10</text:p>
          </table:table-cell>
          <table:table-cell table:style-name="Table7.A2" office:value-type="string">
            <text:p text:style-name="P35">XADC AIF4</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4 value (5V power supply)</text:p>
          </table:table-cell>
          <table:table-cell table:style-name="Table7.A2" office:value-type="string">
            <text:p text:style-name="P34">11:0</text:p>
          </table:table-cell>
          <table:table-cell table:style-name="Table7.D2" office:value-type="string">
            <text:p text:style-name="P34">R</text:p>
          </table:table-cell>
        </table:table-row>
        <table:table-row>
          <table:table-cell table:style-name="Table7.A2" office:value-type="string">
            <text:p text:style-name="P34">0x20</text:p>
          </table:table-cell>
          <table:table-cell table:style-name="Table7.A2" office:value-type="string">
            <text:p text:style-name="P35">PWM DAC0</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4">23:16</text:p>
          </table:table-cell>
          <table:table-cell table:style-name="Table7.D2" office:value-type="string">
            <text:p text:style-name="P34">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4">15:0</text:p>
          </table:table-cell>
          <table:table-cell table:style-name="Table7.D2" office:value-type="string">
            <text:p text:style-name="P34">R/W</text:p>
          </table:table-cell>
        </table:table-row>
        <table:table-row>
          <table:table-cell table:style-name="Table7.A2" office:value-type="string">
            <text:p text:style-name="P34">0x24</text:p>
          </table:table-cell>
          <table:table-cell table:style-name="Table7.A2" office:value-type="string">
            <text:p text:style-name="P35">PWM DAC1</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4">23:16</text:p>
          </table:table-cell>
          <table:table-cell table:style-name="Table7.D2" office:value-type="string">
            <text:p text:style-name="P34">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4">15:0</text:p>
          </table:table-cell>
          <table:table-cell table:style-name="Table7.D2" office:value-type="string">
            <text:p text:style-name="P34">R/W</text:p>
          </table:table-cell>
        </table:table-row>
        <table:table-row>
          <table:table-cell table:style-name="Table7.A2" office:value-type="string">
            <text:p text:style-name="P34">0x28</text:p>
          </table:table-cell>
          <table:table-cell table:style-name="Table7.A2" office:value-type="string">
            <text:p text:style-name="P35">PWM DAC2</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4">23:16</text:p>
          </table:table-cell>
          <table:table-cell table:style-name="Table7.D2" office:value-type="string">
            <text:p text:style-name="P34">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4">15:0</text:p>
          </table:table-cell>
          <table:table-cell table:style-name="Table7.D2" office:value-type="string">
            <text:p text:style-name="P34">R/W</text:p>
          </table:table-cell>
        </table:table-row>
        <table:table-row>
          <table:table-cell table:style-name="Table7.A2" office:value-type="string">
            <text:p text:style-name="P34">0x2C</text:p>
          </table:table-cell>
          <table:table-cell table:style-name="Table7.A2" office:value-type="string">
            <text:p text:style-name="P35">PWM DAC3</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4">23:16</text:p>
          </table:table-cell>
          <table:table-cell table:style-name="Table7.D2" office:value-type="string">
            <text:p text:style-name="P34">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4">15:0</text:p>
          </table:table-cell>
          <table:table-cell table:style-name="Table7.D2" office:value-type="string">
            <text:p text:style-name="P34">R/W</text:p>
          </table:table-cell>
        </table:table-row>
      </table:table>
      <text:p text:style-name="P40"/>
      <text:p text:style-name="P40"/>
      <text:p text:style-name="P40"/>
      <text:h text:style-name="Heading_20_2" text:outline-level="2"><text:bookmark-start text:name="__RefHeading__8415_1768645540"/>RadioBox (RB)<text:bookmark-end text:name="__RefHeading__8415_1768645540"/></text:h>
      <text:p text:style-name="Standard"/>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9">offset</text:p>
          </table:table-cell>
          <table:table-cell table:style-name="Tabelle1.A1" office:value-type="string">
            <text:p text:style-name="P8">description</text:p>
          </table:table-cell>
          <table:table-cell table:style-name="Tabelle1.A1" office:value-type="string">
            <text:p text:style-name="P9">bits</text:p>
          </table:table-cell>
          <table:table-cell table:style-name="Tabelle1.D1" office:value-type="string">
            <text:p text:style-name="P9">R/W</text:p>
          </table:table-cell>
        </table:table-row>
        <table:table-row>
          <table:table-cell table:style-name="Tabelle1.A2" office:value-type="float" office:value="0">
            <text:p text:style-name="P9">0x000</text:p>
          </table:table-cell>
          <table:table-cell table:style-name="Tabelle1.B2" office:value-type="float" office:value="0">
            <text:p text:style-name="P8">RB_CTRL<text:line-break/><text:span text:style-name="T3">Control register</text:span></text:p>
          </table:table-cell>
          <table:table-cell table:style-name="Tabelle1.B2">
            <text:p text:style-name="P7"/>
          </table:table-cell>
          <table:table-cell table:style-name="Tabelle1.D2">
            <text:p text:style-name="P7"/>
          </table:table-cell>
        </table:table-row>
        <table:table-row>
          <table:table-cell table:style-name="Tabelle1.A2">
            <text:p text:style-name="P9"/>
          </table:table-cell>
          <table:table-cell table:style-name="Tabelle1.B2" office:value-type="float" office:value="0">
            <text:p text:style-name="P10">Reserved</text:p>
          </table:table-cell>
          <table:table-cell table:style-name="Tabelle1.B2" office:value-type="float" office:value="1.30625">
            <text:p text:style-name="P11">31:29</text:p>
          </table:table-cell>
          <table:table-cell table:style-name="Tabelle1.D2" office:value-type="float" office:value="0">
            <text:p text:style-name="P11">R</text:p>
          </table:table-cell>
        </table:table-row>
        <table:table-row>
          <table:table-cell table:style-name="Tabelle1.A2">
            <text:p text:style-name="P9"/>
          </table:table-cell>
          <table:table-cell table:style-name="Tabelle1.B2" office:value-type="float" office:value="0">
            <text:p text:style-name="P10">RX_MOD_OSC RESYNC<text:line-break/> <text:s text:c="3"/><text:span text:style-name="T5">'1' stops incrementing the accumulating phase register. That holds<text:line-break/> <text:s text:c="3"/>the oscillator just there, where it is.<text:line-break/> <text:s text:c="3"/>With '0' the RX_MOD_OSC resumes operation.</text:span></text:p>
          </table:table-cell>
          <table:table-cell table:style-name="Tabelle1.B2" office:value-type="float" office:value="0">
            <text:p text:style-name="P12">28</text:p>
          </table:table-cell>
          <table:table-cell table:style-name="Tabelle1.D2" office:value-type="float" office:value="0">
            <text:p text:style-name="P12">R/W</text:p>
          </table:table-cell>
        </table:table-row>
        <table:table-row>
          <table:table-cell table:style-name="Tabelle1.A2">
            <text:p text:style-name="P9"/>
          </table:table-cell>
          <table:table-cell table:style-name="Tabelle1.B2" office:value-type="float" office:value="0">
            <text:p text:style-name="P10">Reserved</text:p>
          </table:table-cell>
          <table:table-cell table:style-name="Tabelle1.B2" office:value-type="float" office:value="1.30625">
            <text:p text:style-name="P11">27:23</text:p>
          </table:table-cell>
          <table:table-cell table:style-name="Tabelle1.D2" office:value-type="float" office:value="0">
            <text:p text:style-name="P11">R</text:p>
          </table:table-cell>
        </table:table-row>
        <table:table-row>
          <table:table-cell table:style-name="Tabelle1.A2">
            <text:p text:style-name="P9"/>
          </table:table-cell>
          <table:table-cell table:style-name="Tabelle1.B2" office:value-type="float" office:value="0">
            <text:p text:style-name="P10">RX_CAR_OSC OFS SRC STREAM</text:p>
            <text:p text:style-name="P10"><text:s text:c="4"/><text:span text:style-name="T5">'1' places input MUXer for RX_CAR_OSC DDS offset input</text:span></text:p>
            <text:p text:style-name="P23"><text:s text:c="5"/>to the second streamed input pipe.</text:p>
            <text:p text:style-name="P23"><text:s text:c="4"/>'0' places MUXer to registers "RX_CAR_OSC OFS HI" and "RX_CAR_OSC OFS LO".</text:p>
          </table:table-cell>
          <table:table-cell table:style-name="Tabelle1.B2" office:value-type="float" office:value="0">
            <text:p text:style-name="P9">22</text:p>
          </table:table-cell>
          <table:table-cell table:style-name="Tabelle1.D2" office:value-type="float" office:value="0">
            <text:p text:style-name="P9">R/W</text:p>
          </table:table-cell>
        </table:table-row>
        <table:table-row>
          <table:table-cell table:style-name="Tabelle1.A2">
            <text:p text:style-name="P9"/>
          </table:table-cell>
          <table:table-cell table:style-name="Tabelle1.B2" office:value-type="float" office:value="0">
            <text:p text:style-name="P10">RX_CAR_OSC INC SRC STREAM</text:p>
            <text:p text:style-name="P10"><text:s text:c="4"/><text:span text:style-name="T5">'1' places input MUXer for RX_CAR_OSC DDS increment input</text:span></text:p>
            <text:p text:style-name="P23"><text:s text:c="5"/>to the second streamed input pipe.</text:p>
            <text:p text:style-name="P23"><text:s text:c="4"/>'0' places MUXer to registers "RX_CAR_OSC INC HI" and "RX_CAR_OSC INC LO".</text:p>
          </table:table-cell>
          <table:table-cell table:style-name="Tabelle1.B2" office:value-type="float" office:value="0">
            <text:p text:style-name="P9">21</text:p>
          </table:table-cell>
          <table:table-cell table:style-name="Tabelle1.D2" office:value-type="float" office:value="0">
            <text:p text:style-name="P9">R/W</text:p>
          </table:table-cell>
        </table:table-row>
        <table:table-row>
          <table:table-cell table:style-name="Tabelle1.A2">
            <text:p text:style-name="P9"/>
          </table:table-cell>
          <table:table-cell table:style-name="Tabelle1.B2" office:value-type="float" office:value="0">
            <text:p text:style-name="P10">RX_CAR_OSC RESYNC<text:line-break/> <text:s text:c="3"/><text:span text:style-name="T5">'1' stops incrementing the accumulating phase register. That holds<text:line-break/> <text:s text:c="3"/>the oscillator just there, where it is.<text:line-break/> <text:s text:c="3"/>With '0' the RX_CAR_OSC resumes operation.</text:span></text:p>
          </table:table-cell>
          <table:table-cell table:style-name="Tabelle1.B2" office:value-type="float" office:value="0">
            <text:p text:style-name="P9">20</text:p>
          </table:table-cell>
          <table:table-cell table:style-name="Tabelle1.D2" office:value-type="float" office:value="0">
            <text:p text:style-name="P9">R/W</text:p>
          </table:table-cell>
        </table:table-row>
        <table:table-row>
          <table:table-cell table:style-name="Tabelle1.A2">
            <text:p text:style-name="P9"/>
          </table:table-cell>
          <table:table-cell table:style-name="Tabelle1.B2" office:value-type="float" office:value="0">
            <text:p text:style-name="P10">Reserved</text:p>
          </table:table-cell>
          <table:table-cell table:style-name="Tabelle1.B2" office:value-type="float" office:value="1.30625">
            <text:p text:style-name="P11">19</text:p>
          </table:table-cell>
          <table:table-cell table:style-name="Tabelle1.D2" office:value-type="float" office:value="0">
            <text:p text:style-name="P11">R</text:p>
          </table:table-cell>
        </table:table-row>
        <table:table-row>
          <table:table-cell table:style-name="Tabelle1.A2">
            <text:p text:style-name="P9"/>
          </table:table-cell>
          <table:table-cell table:style-name="Tabelle1.B2" office:value-type="float" office:value="0">
            <text:p text:style-name="P10">RX_MOD_OSC RESET<text:line-break/> <text:s text:c="3"/><text:span text:style-name="T5">'1' resets the RX_MOD_OSC (modulation oscillator) to its<text:line-break/> <text:s text:c="3"/>initial state, like the accumulating phase register.</text:span></text:p>
          </table:table-cell>
          <table:table-cell table:style-name="Tabelle1.B2" office:value-type="float" office:value="0">
            <text:p text:style-name="P9">18</text:p>
          </table:table-cell>
          <table:table-cell table:style-name="Tabelle1.D2" office:value-type="float" office:value="0">
            <text:p text:style-name="P9">R/W</text:p>
          </table:table-cell>
        </table:table-row>
        <table:table-row>
          <table:table-cell table:style-name="Tabelle1.A2">
            <text:p text:style-name="P9"/>
          </table:table-cell>
          <table:table-cell table:style-name="Tabelle1.B2" office:value-type="float" office:value="0">
            <text:p text:style-name="P10">RX_CAR_OSC RESET<text:line-break/> <text:s text:c="3"/><text:span text:style-name="T5">'1' resets the RX_CAR_OSC (carrier oscillator) to its initial state,<text:line-break/> <text:s text:c="3"/>like the accumulating phase register.</text:span></text:p>
          </table:table-cell>
          <table:table-cell table:style-name="Tabelle1.B2" office:value-type="float" office:value="0">
            <text:p text:style-name="P9">17</text:p>
          </table:table-cell>
          <table:table-cell table:style-name="Tabelle1.D2" office:value-type="float" office:value="0">
            <text:p text:style-name="P9">R/W</text:p>
          </table:table-cell>
        </table:table-row>
        <table:table-row>
          <table:table-cell table:style-name="Tabelle1.A2">
            <text:p text:style-name="P9"/>
          </table:table-cell>
          <table:table-cell table:style-name="Tabelle1.B2" office:value-type="float" office:value="0">
            <text:p text:style-name="P10">Reserved</text:p>
          </table:table-cell>
          <table:table-cell table:style-name="Tabelle1.B2" office:value-type="float" office:value="1.30625">
            <text:p text:style-name="P11">16:15</text:p>
          </table:table-cell>
          <table:table-cell table:style-name="Tabelle1.D2" office:value-type="float" office:value="0">
            <text:p text:style-name="P11">R</text:p>
          </table:table-cell>
        </table:table-row>
        <table:table-row>
          <table:table-cell table:style-name="Tabelle1.A2">
            <text:p text:style-name="P9"/>
          </table:table-cell>
          <table:table-cell table:style-name="Tabelle1.B2" office:value-type="float" office:value="0">
            <text:p text:style-name="P23"><text:span text:style-name="T7">TX_MOD_OSC OFS SRC STREAM</text:span><text:line-break/> <text:s text:c="3"/>'1' places input MUXer for TX_MOD_OSC DDS offset input to the<text:line-break/> <text:s text:c="3"/>second streamed input pipe.<text:line-break/> <text:s text:c="3"/>'0' places MUXer to registers "TX_MOD_OSC OFS HI" and<text:line-break/> <text:s text:c="3"/>"TX_MOD_OSC OFS LO".</text:p>
          </table:table-cell>
          <table:table-cell table:style-name="Tabelle1.B2" office:value-type="float" office:value="0">
            <text:p text:style-name="P20">14</text:p>
          </table:table-cell>
          <table:table-cell table:style-name="Tabelle1.D2" office:value-type="float" office:value="0">
            <text:p text:style-name="P20">R/W</text:p>
          </table:table-cell>
        </table:table-row>
        <table:table-row>
          <table:table-cell table:style-name="Tabelle1.A2">
            <text:p text:style-name="P9"/>
          </table:table-cell>
          <table:table-cell table:style-name="Tabelle1.B2" office:value-type="float" office:value="0">
            <text:p text:style-name="P23"><text:span text:style-name="T7">TX_MOD_OSC INC SRC STREAM</text:span><text:line-break/> '1' places input MUXer for TX_MOD_OSC DDS increment input to<text:line-break/> the second streamed input pipe.<text:line-break/> '0' places MUXer to registers "TX_MOD_OSC INC HI" and<text:line-break/> "TX_MOD_OSC INC LO".</text:p>
            <text:p text:style-name="P23"/>
            <text:p text:style-name="P23"/>
          </table:table-cell>
          <table:table-cell table:style-name="Tabelle1.B2" office:value-type="float" office:value="0">
            <text:p text:style-name="P20">13</text:p>
          </table:table-cell>
          <table:table-cell table:style-name="Tabelle1.D2" office:value-type="float" office:value="0">
            <text:p text:style-name="P20">R/W</text:p>
          </table:table-cell>
        </table:table-row>
        <text:soft-page-break/>
        <table:table-row>
          <table:table-cell table:style-name="Tabelle1.A2" office:value-type="float" office:value="0">
            <text:p text:style-name="P15">0x000<text:line-break/>cont'd</text:p>
          </table:table-cell>
          <table:table-cell table:style-name="Tabelle1.B2" office:value-type="float" office:value="0">
            <text:p text:style-name="P23"><text:span text:style-name="T7">TX_MOD_OSC RESYNC</text:span><text:line-break/> <text:s text:c="3"/>'1' stops incrementing the accumulating phase register. That holds<text:line-break/> <text:s text:c="3"/>the oscillator just there, where it is.<text:line-break/> <text:s text:c="3"/>With '0' the TX_CAR_OSC resumes operation.</text:p>
          </table:table-cell>
          <table:table-cell table:style-name="Tabelle1.B2" office:value-type="float" office:value="0">
            <text:p text:style-name="P20">12</text:p>
          </table:table-cell>
          <table:table-cell table:style-name="Tabelle1.D2" office:value-type="float" office:value="0">
            <text:p text:style-name="P20">R/W</text:p>
          </table:table-cell>
        </table:table-row>
        <table:table-row>
          <table:table-cell table:style-name="Tabelle1.A2">
            <text:p text:style-name="P9"/>
          </table:table-cell>
          <table:table-cell table:style-name="Tabelle1.B2" office:value-type="float" office:value="0">
            <text:p text:style-name="P10">Reserved<text:line-break/></text:p>
          </table:table-cell>
          <table:table-cell table:style-name="Tabelle1.B2" office:value-type="float" office:value="1.30625">
            <text:p text:style-name="P11">11:7</text:p>
          </table:table-cell>
          <table:table-cell table:style-name="Tabelle1.D2" office:value-type="float" office:value="0">
            <text:p text:style-name="P11">R</text:p>
          </table:table-cell>
        </table:table-row>
        <table:table-row>
          <table:table-cell table:style-name="Tabelle1.A2">
            <text:p text:style-name="P15"/>
          </table:table-cell>
          <table:table-cell table:style-name="Tabelle1.B2" office:value-type="float" office:value="0">
            <text:p text:style-name="P23"><text:span text:style-name="T7">TX_CAR_OSC OFS SRC STREAM<text:line-break/> <text:s text:c="3"/></text:span>'1' places input MUXer for TX_CAR_OSC DDS offset input to the<text:line-break/> <text:s text:c="3"/>first streamed input pipe.<text:line-break/> <text:s text:c="3"/>'0' places MUXer to registers "TX_CAR_OSC OFS HI" and<text:line-break/> <text:s text:c="3"/>"TX_CAR_OSC OFS LO".</text:p>
          </table:table-cell>
          <table:table-cell table:style-name="Tabelle1.B2" office:value-type="float" office:value="0">
            <text:p text:style-name="P20">6</text:p>
          </table:table-cell>
          <table:table-cell table:style-name="Tabelle1.D2" office:value-type="float" office:value="0">
            <text:p text:style-name="P20">R/W</text:p>
          </table:table-cell>
        </table:table-row>
        <table:table-row>
          <table:table-cell table:style-name="Tabelle1.A2">
            <text:p text:style-name="P15"/>
          </table:table-cell>
          <table:table-cell table:style-name="Tabelle1.B2" office:value-type="float" office:value="0">
            <text:p text:style-name="P23"><text:span text:style-name="T7">TX_CAR_OSC INC SRC STREAM<text:line-break/> <text:s text:c="3"/></text:span>'1' places input MUXer for TX_CAR_OSC DDS increment input to<text:line-break/> <text:s text:c="3"/>the first streamed input pipe.<text:line-break/> <text:s text:c="3"/>'0' places MUXer to registers "TX_CAR_OSC INC HI" and<text:line-break/> <text:s text:c="3"/>"TX_CAR_OSC INC LO".</text:p>
          </table:table-cell>
          <table:table-cell table:style-name="Tabelle1.B2" office:value-type="float" office:value="0">
            <text:p text:style-name="P20">5</text:p>
          </table:table-cell>
          <table:table-cell table:style-name="Tabelle1.D2" office:value-type="float" office:value="0">
            <text:p text:style-name="P20">R/W</text:p>
          </table:table-cell>
        </table:table-row>
        <table:table-row>
          <table:table-cell table:style-name="Tabelle1.A2">
            <text:p text:style-name="P9"/>
          </table:table-cell>
          <table:table-cell table:style-name="Tabelle1.B2" office:value-type="float" office:value="0">
            <text:p text:style-name="P23"><text:span text:style-name="T7">TX_CAR_OSC RESYNC<text:line-break/> <text:s text:c="3"/></text:span>'1' stops incrementing the accumulating phase register. That holds<text:line-break/> <text:s text:c="3"/>the oscillator just there, where it is.<text:line-break/> <text:s text:c="3"/>With '0' the TX_CAR_OSC resumes operation.</text:p>
          </table:table-cell>
          <table:table-cell table:style-name="Tabelle1.B2" office:value-type="float" office:value="0">
            <text:p text:style-name="P20">4</text:p>
          </table:table-cell>
          <table:table-cell table:style-name="Tabelle1.D2" office:value-type="float" office:value="0">
            <text:p text:style-name="P20">R/W</text:p>
          </table:table-cell>
        </table:table-row>
        <table:table-row>
          <table:table-cell table:style-name="Tabelle1.A2">
            <text:p text:style-name="P9"/>
          </table:table-cell>
          <table:table-cell table:style-name="Tabelle1.B2" office:value-type="float" office:value="0">
            <text:p text:style-name="P10">Reserved</text:p>
          </table:table-cell>
          <table:table-cell table:style-name="Tabelle1.B2" office:value-type="float" office:value="1.30625">
            <text:p text:style-name="P11">3</text:p>
          </table:table-cell>
          <table:table-cell table:style-name="Tabelle1.D2" office:value-type="float" office:value="0">
            <text:p text:style-name="P11">R</text:p>
          </table:table-cell>
        </table:table-row>
        <table:table-row>
          <table:table-cell table:style-name="Tabelle1.A2">
            <text:p text:style-name="P20"/>
          </table:table-cell>
          <table:table-cell table:style-name="Tabelle1.B2" office:value-type="float" office:value="0">
            <text:p text:style-name="P23"><text:span text:style-name="T7">TX_MOD_OSC RESET<text:line-break/> <text:s text:c="3"/></text:span>'1' resets the TX_MOD_OSC (modulation oscillator) to its initial<text:line-break/> <text:s text:c="2"/>state like the accumulating phase register.</text:p>
          </table:table-cell>
          <table:table-cell table:style-name="Tabelle1.B2" office:value-type="float" office:value="0">
            <text:p text:style-name="P20">2</text:p>
          </table:table-cell>
          <table:table-cell table:style-name="Tabelle1.D2" office:value-type="float" office:value="0">
            <text:p text:style-name="P20">R/W</text:p>
          </table:table-cell>
        </table:table-row>
        <table:table-row>
          <table:table-cell table:style-name="Tabelle1.A2">
            <text:p text:style-name="P20"/>
          </table:table-cell>
          <table:table-cell table:style-name="Tabelle1.B2" office:value-type="float" office:value="0">
            <text:p text:style-name="P23"><text:span text:style-name="T7">TX_CAR_OSC RESET<text:line-break/> <text:s text:c="3"/></text:span>'1' resets the TX_CAR_OSC (carrier oscillator) to its initial state<text:line-break/> <text:s text:c="3"/>like the accumulating phase register.</text:p>
          </table:table-cell>
          <table:table-cell table:style-name="Tabelle1.B2" office:value-type="float" office:value="0">
            <text:p text:style-name="P20">1</text:p>
          </table:table-cell>
          <table:table-cell table:style-name="Tabelle1.D2" office:value-type="float" office:value="0">
            <text:p text:style-name="P20">R/W</text:p>
          </table:table-cell>
        </table:table-row>
        <table:table-row>
          <table:table-cell table:style-name="Tabelle1.A2">
            <text:p text:style-name="P20"/>
          </table:table-cell>
          <table:table-cell table:style-name="Tabelle1.B2" office:value-type="float" office:value="0">
            <text:p text:style-name="P23"><text:span text:style-name="T7">RB 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elle1.B2" office:value-type="float" office:value="0">
            <text:p text:style-name="P20">0</text:p>
          </table:table-cell>
          <table:table-cell table:style-name="Tabelle1.D2" office:value-type="float" office:value="0">
            <text:p text:style-name="P20">R/W</text:p>
          </table:table-cell>
        </table:table-row>
        <table:table-row>
          <table:table-cell table:style-name="Tabelle1.A2" office:value-type="float" office:value="0">
            <text:p text:style-name="P9">0x004</text:p>
          </table:table-cell>
          <table:table-cell table:style-name="Tabelle1.B2" office:value-type="float" office:value="0">
            <text:p text:style-name="P8">RB_STATUS<text:line-break/><text:span text:style-name="T4">Status register</text:span></text:p>
          </table:table-cell>
          <table:table-cell table:style-name="Tabelle1.B2">
            <text:p text:style-name="P7"/>
          </table:table-cell>
          <table:table-cell table:style-name="Tabelle1.D2">
            <text:p text:style-name="P7"/>
          </table:table-cell>
        </table:table-row>
        <table:table-row>
          <table:table-cell table:style-name="Tabelle1.A2">
            <text:p text:style-name="P7"/>
          </table:table-cell>
          <table:table-cell table:style-name="Tabelle1.B2" office:value-type="float" office:value="0">
            <text:p text:style-name="P21"><text:span text:style-name="T7">STAT_LED7_ON</text:span><text:line-break/> <text:s text:c="3"/>'1' RadioBox LED7 driver that is shown at the diodes,<text:line-break/> <text:s text:c="3"/>when STAT_LEDS_EN is '1'.</text:p>
          </table:table-cell>
          <table:table-cell table:style-name="Tabelle1.B2" office:value-type="float" office:value="0">
            <text:p text:style-name="P20">31</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21"><text:span text:style-name="T7">STAT_LED6_ON</text:span><text:line-break/> <text:s text:c="3"/>'1' RadioBox LED6 driver that is shown at the diodes,<text:line-break/> <text:s text:c="3"/>when STAT_LEDS_EN is '1'.</text:p>
          </table:table-cell>
          <table:table-cell table:style-name="Tabelle1.B2" office:value-type="float" office:value="0">
            <text:p text:style-name="P20">30</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21"><text:span text:style-name="T7">STAT_LED5_ON</text:span><text:line-break/> <text:s text:c="3"/>'1' RadioBox LED5 driver that is shown at the diodes,<text:line-break/> <text:s text:c="3"/>when STAT_LEDS_EN is '1'.</text:p>
          </table:table-cell>
          <table:table-cell table:style-name="Tabelle1.B2" office:value-type="float" office:value="0">
            <text:p text:style-name="P20">29</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21"><text:span text:style-name="T7">STAT_LED4_ON</text:span><text:line-break/> '1' RadioBox LED4 driver that is shown at the diodes,<text:line-break/> when STAT_LEDS_EN is '1'.</text:p>
            <text:p text:style-name="P21"/>
          </table:table-cell>
          <table:table-cell table:style-name="Tabelle1.B2" office:value-type="float" office:value="0">
            <text:p text:style-name="P20">28</text:p>
          </table:table-cell>
          <table:table-cell table:style-name="Tabelle1.D2" office:value-type="float" office:value="0">
            <text:p text:style-name="P20">R/W</text:p>
          </table:table-cell>
        </table:table-row>
        <text:soft-page-break/>
        <table:table-row>
          <table:table-cell table:style-name="Tabelle1.A2" office:value-type="float" office:value="0">
            <text:p text:style-name="P15">0x004<text:line-break/>cont'd</text:p>
          </table:table-cell>
          <table:table-cell table:style-name="Tabelle1.B2" office:value-type="float" office:value="0">
            <text:p text:style-name="P21"><text:span text:style-name="T7">STAT_LED3_ON</text:span><text:line-break/> <text:s text:c="3"/>'1' RadioBox LED3 driver that is shown at the diodes,<text:line-break/> <text:s text:c="3"/>when STAT_LEDS_EN is '1'.</text:p>
          </table:table-cell>
          <table:table-cell table:style-name="Tabelle1.B2" office:value-type="float" office:value="0">
            <text:p text:style-name="P20">27</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21"><text:span text:style-name="T7">STAT_LED2_ON</text:span><text:line-break/> <text:s text:c="3"/>'1' RadioBox LED2 driver that is shown at the diodes,<text:line-break/> <text:s text:c="3"/>when STAT_LEDS_EN is '1'.<text:line-break/></text:p>
          </table:table-cell>
          <table:table-cell table:style-name="Tabelle1.B2" office:value-type="float" office:value="0">
            <text:p text:style-name="P20">26</text:p>
          </table:table-cell>
          <table:table-cell table:style-name="Tabelle1.D2" office:value-type="float" office:value="0">
            <text:p text:style-name="P20">R/W</text:p>
          </table:table-cell>
        </table:table-row>
        <table:table-row>
          <table:table-cell table:style-name="Tabelle1.A2">
            <text:p text:style-name="P15"/>
          </table:table-cell>
          <table:table-cell table:style-name="Tabelle1.B2" office:value-type="float" office:value="0">
            <text:p text:style-name="P21"><text:span text:style-name="T7">STAT_LED1_ON</text:span><text:line-break/> <text:s text:c="3"/>'1' RadioBox LED1 driver that is shown at the diodes,<text:line-break/> <text:s text:c="3"/>when STAT_LEDS_EN is '1'.<text:line-break/><text:line-break/></text:p>
          </table:table-cell>
          <table:table-cell table:style-name="Tabelle1.B2" office:value-type="float" office:value="0">
            <text:p text:style-name="P20">25</text:p>
          </table:table-cell>
          <table:table-cell table:style-name="Tabelle1.D2" office:value-type="float" office:value="0">
            <text:p text:style-name="P20">R/W</text:p>
          </table:table-cell>
        </table:table-row>
        <table:table-row>
          <table:table-cell table:style-name="Tabelle1.A2">
            <text:p text:style-name="P15"/>
          </table:table-cell>
          <table:table-cell table:style-name="Tabelle1.B2" office:value-type="float" office:value="0">
            <text:p text:style-name="P21"><text:span text:style-name="T7">STAT_LED0_ON</text:span><text:line-break/> <text:s text:c="3"/>'1' RadioBox LED0 driver that is shown at the diodes,<text:line-break/> <text:s text:c="3"/>when STAT_LEDS_EN is '1'.</text:p>
          </table:table-cell>
          <table:table-cell table:style-name="Tabelle1.B2" office:value-type="float" office:value="0">
            <text:p text:style-name="P20">24</text:p>
          </table:table-cell>
          <table:table-cell table:style-name="Tabelle1.D2" office:value-type="float" office:value="0">
            <text:p text:style-name="P20">R/W</text:p>
          </table:table-cell>
        </table:table-row>
        <table:table-row>
          <table:table-cell table:style-name="Tabelle1.A2">
            <text:p text:style-name="P15"/>
          </table:table-cell>
          <table:table-cell table:style-name="Tabelle1.B2" office:value-type="float" office:value="0">
            <text:p text:style-name="P10">Reserved</text:p>
          </table:table-cell>
          <table:table-cell table:style-name="Tabelle1.B2" office:value-type="float" office:value="0">
            <text:p text:style-name="P11">23:21</text:p>
          </table:table-cell>
          <table:table-cell table:style-name="Tabelle1.D2" office:value-type="float" office:value="0">
            <text:p text:style-name="P11">R</text:p>
          </table:table-cell>
        </table:table-row>
        <table:table-row>
          <table:table-cell table:style-name="Tabelle1.A2">
            <text:p text:style-name="P15"/>
          </table:table-cell>
          <table:table-cell table:style-name="Tabelle1.B2" office:value-type="float" office:value="0">
            <text:p text:style-name="P21"><text:span text:style-name="T7">STAT_RX_AFC_HIGH_SIG</text:span><text:line-break/> <text:s text:c="4"/>'1' RX_AFC_HIGH_SIG the signal strength is high</text:p>
            <text:p text:style-name="P21"><text:s text:c="5"/>enough to let the AFC correct the frequency.</text:p>
          </table:table-cell>
          <table:table-cell table:style-name="Tabelle1.B2" office:value-type="float" office:value="0">
            <text:p text:style-name="P20">20</text:p>
          </table:table-cell>
          <table:table-cell table:style-name="Tabelle1.D2" office:value-type="float" office:value="0">
            <text:p text:style-name="P20">R/W</text:p>
          </table:table-cell>
        </table:table-row>
        <table:table-row>
          <table:table-cell table:style-name="Tabelle1.A2">
            <text:p text:style-name="P15"/>
          </table:table-cell>
          <table:table-cell table:style-name="Tabelle1.B2" office:value-type="float" office:value="0">
            <text:p text:style-name="P10">Reserved</text:p>
          </table:table-cell>
          <table:table-cell table:style-name="Tabelle1.B2" office:value-type="float" office:value="0">
            <text:p text:style-name="P11">19:18</text:p>
          </table:table-cell>
          <table:table-cell table:style-name="Tabelle1.D2" office:value-type="float" office:value="0">
            <text:p text:style-name="P11">R</text:p>
          </table:table-cell>
        </table:table-row>
        <table:table-row>
          <table:table-cell table:style-name="Tabelle1.A2">
            <text:p text:style-name="P7"/>
          </table:table-cell>
          <table:table-cell table:style-name="Tabelle1.B2" office:value-type="float" office:value="0">
            <text:p text:style-name="P10">STAT_RX_MOD_OSC_VALID<text:line-break/> <text:s text:c="3"/><text:span text:style-name="T6">'1' RX_MOD_OSC output equals zero. This state is based on the<text:line-break/> <text:s text:c="3"/>output of the DDS oscillator itself.</text:span></text:p>
          </table:table-cell>
          <table:table-cell table:style-name="Tabelle1.B2" office:value-type="float" office:value="0">
            <text:p text:style-name="P20">17</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STAT_RX_MOD_OSC_ZERO<text:span text:style-name="T9"><text:line-break/> <text:s text:c="3"/></text:span><text:span text:style-name="T6">'1' RX_MOD_OSC output is valid. After turning this sub-module<text:line-break/> <text:s text:c="3"/>active it needs some clocks going into valid state.</text:span></text:p>
          </table:table-cell>
          <table:table-cell table:style-name="Tabelle1.B2" office:value-type="float" office:value="0">
            <text:p text:style-name="P20">16</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Reserved</text:p>
          </table:table-cell>
          <table:table-cell table:style-name="Tabelle1.B2" office:value-type="float" office:value="0">
            <text:p text:style-name="P11">15:14</text:p>
          </table:table-cell>
          <table:table-cell table:style-name="Tabelle1.D2" office:value-type="float" office:value="0">
            <text:p text:style-name="P11">R</text:p>
          </table:table-cell>
        </table:table-row>
        <table:table-row>
          <table:table-cell table:style-name="Tabelle1.A2">
            <text:p text:style-name="P7"/>
          </table:table-cell>
          <table:table-cell table:style-name="Tabelle1.B2" office:value-type="float" office:value="0">
            <text:p text:style-name="P10">STAT_RX_CAR_OSC_VALID<text:line-break/> <text:s text:c="3"/><text:span text:style-name="T6">'1' RX_CAR_OSC output equals zero. This state is based on the<text:line-break/> <text:s text:c="3"/>output of the DDS oscillator itself.</text:span></text:p>
          </table:table-cell>
          <table:table-cell table:style-name="Tabelle1.B2" office:value-type="float" office:value="0">
            <text:p text:style-name="P20">13</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STAT_RX_CAR_OSC_ZERO<text:span text:style-name="T9"><text:line-break/> <text:s text:c="3"/></text:span><text:span text:style-name="T6">'1' RX_CAR_OSC output is valid. After turning this sub-module<text:line-break/> <text:s text:c="3"/>active it needs some clocks going into valid state.</text:span></text:p>
          </table:table-cell>
          <table:table-cell table:style-name="Tabelle1.B2" office:value-type="float" office:value="0">
            <text:p text:style-name="P20">12</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Reserved</text:p>
          </table:table-cell>
          <table:table-cell table:style-name="Tabelle1.B2" office:value-type="float" office:value="0">
            <text:p text:style-name="P11">11:10</text:p>
          </table:table-cell>
          <table:table-cell table:style-name="Tabelle1.D2" office:value-type="float" office:value="0">
            <text:p text:style-name="P11">R</text:p>
          </table:table-cell>
        </table:table-row>
        <table:table-row>
          <table:table-cell table:style-name="Tabelle1.A2">
            <text:p text:style-name="P7"/>
          </table:table-cell>
          <table:table-cell table:style-name="Tabelle1.B2" office:value-type="float" office:value="0">
            <text:p text:style-name="P21"><text:span text:style-name="T7">STAT_</text:span>TX_<text:span text:style-name="T7">MOD_OSC_VALID<text:line-break/> <text:s text:c="3"/></text:span>'1' TX_MOD_OSC output is valid. After turning this sub-module<text:line-break/> <text:s text:c="3"/>active it needs some clocks going into valid state.</text:p>
          </table:table-cell>
          <table:table-cell table:style-name="Tabelle1.B2" office:value-type="float" office:value="0">
            <text:p text:style-name="P20">9</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21"><text:span text:style-name="T7">STAT_</text:span>TX_<text:span text:style-name="T7">MOD_OSC_ZERO<text:line-break/> <text:s text:c="3"/></text:span>'1' TX_MOD_OSC output equals zero. This state is based on the<text:line-break/> <text:s text:c="3"/>output of the DDS oscillator itself.</text:p>
          </table:table-cell>
          <table:table-cell table:style-name="Tabelle1.B2" office:value-type="float" office:value="0">
            <text:p text:style-name="P20">8</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Reserved</text:p>
          </table:table-cell>
          <table:table-cell table:style-name="Tabelle1.B2" office:value-type="float" office:value="0">
            <text:p text:style-name="P11">7:6</text:p>
          </table:table-cell>
          <table:table-cell table:style-name="Tabelle1.D2" office:value-type="float" office:value="0">
            <text:p text:style-name="P11">R</text:p>
          </table:table-cell>
        </table:table-row>
        <table:table-row>
          <table:table-cell table:style-name="Tabelle1.A2">
            <text:p text:style-name="P7"/>
          </table:table-cell>
          <table:table-cell table:style-name="Tabelle1.B2" office:value-type="float" office:value="0">
            <text:p text:style-name="P10">STAT_<text:span text:style-name="T5">TX_</text:span>CAR_OSC_VALID<text:line-break/> <text:span text:style-name="T5">'1' TX_CAR_OSC output is valid. After turning this sub-module<text:line-break/> active it needs some clocks going into valid state.</text:span></text:p>
            <text:p text:style-name="P23"/>
          </table:table-cell>
          <table:table-cell table:style-name="Tabelle1.B2" office:value-type="float" office:value="0">
            <text:p text:style-name="P20">5</text:p>
          </table:table-cell>
          <table:table-cell table:style-name="Tabelle1.D2" office:value-type="float" office:value="0">
            <text:p text:style-name="P20">R/W</text:p>
          </table:table-cell>
        </table:table-row>
        <text:soft-page-break/>
        <table:table-row>
          <table:table-cell table:style-name="Tabelle1.A2" office:value-type="float" office:value="0">
            <text:p text:style-name="P15">0x004<text:line-break/>cont'd</text:p>
          </table:table-cell>
          <table:table-cell table:style-name="Tabelle1.B2" office:value-type="float" office:value="0">
            <text:p text:style-name="P10">STAT_<text:span text:style-name="T5">TX_</text:span>CAR_OSC_ZERO<text:line-break/> <text:s text:c="3"/><text:span text:style-name="T5">'1' TX_CAR_OSC output equals zero. This state is based on the<text:line-break/> <text:s text:c="3"/>output of the DDS oscillator itself.</text:span></text:p>
          </table:table-cell>
          <table:table-cell table:style-name="Tabelle1.B2" office:value-type="float" office:value="0">
            <text:p text:style-name="P20">4</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Reserved</text:p>
          </table:table-cell>
          <table:table-cell table:style-name="Tabelle1.B2" office:value-type="float" office:value="0">
            <text:p text:style-name="P11">3</text:p>
          </table:table-cell>
          <table:table-cell table:style-name="Tabelle1.D2" office:value-type="float" office:value="0">
            <text:p text:style-name="P11">R</text:p>
          </table:table-cell>
        </table:table-row>
        <table:table-row>
          <table:table-cell table:style-name="Tabelle1.A2">
            <text:p text:style-name="P7"/>
          </table:table-cell>
          <table:table-cell table:style-name="Tabelle1.B2" office:value-type="float" office:value="0">
            <text:p text:style-name="P10">STAT_LEDS_EN<text:line-break/> <text:s text:c="3"/><text:span text:style-name="T5">'1' RadioBox LEDs state is shown at the diodes,<text:line-break/> <text:s text:c="3"/>any other output register is discarded.</text:span></text:p>
          </table:table-cell>
          <table:table-cell table:style-name="Tabelle1.B2" office:value-type="float" office:value="0">
            <text:p text:style-name="P20">2</text:p>
          </table:table-cell>
          <table:table-cell table:style-name="Tabelle1.D2" office:value-type="float" office:value="0">
            <text:p text:style-name="P20">R/W</text:p>
          </table:table-cell>
        </table:table-row>
        <table:table-row>
          <table:table-cell table:style-name="Tabelle1.A2">
            <text:p text:style-name="P7"/>
          </table:table-cell>
          <table:table-cell table:style-name="Tabelle1.B2" office:value-type="float" office:value="0">
            <text:p text:style-name="P10">STAT_RESET<text:line-break/> <text:s text:c="3"/><text:span text:style-name="T5">'1' reset of the RadioBox sub-system is active<text:line-break/> <text:s text:c="3"/>(clears phase accumulators).<text:line-break/><text:line-break/></text:span></text:p>
          </table:table-cell>
          <table:table-cell table:style-name="Tabelle1.B2" office:value-type="float" office:value="0">
            <text:p text:style-name="P20">1</text:p>
          </table:table-cell>
          <table:table-cell table:style-name="Tabelle1.D2" office:value-type="float" office:value="0">
            <text:p text:style-name="P20">R/W</text:p>
          </table:table-cell>
        </table:table-row>
        <table:table-row>
          <table:table-cell table:style-name="Tabelle1.A2">
            <text:p text:style-name="P15"/>
          </table:table-cell>
          <table:table-cell table:style-name="Tabelle1.B2" office:value-type="float" office:value="0">
            <text:p text:style-name="P10">STAT_CLK_EN<text:span text:style-name="T5"><text:line-break/> <text:s text:c="3"/>'1' clock of the RadioBox sub-system is enabled<text:line-break/> <text:s text:c="3"/>(power up sub-module).</text:span></text:p>
          </table:table-cell>
          <table:table-cell table:style-name="Tabelle1.B2" office:value-type="float" office:value="0">
            <text:p text:style-name="P20">0</text:p>
          </table:table-cell>
          <table:table-cell table:style-name="Tabelle1.D2" office:value-type="float" office:value="0">
            <text:p text:style-name="P20">R/W</text:p>
          </table:table-cell>
        </table:table-row>
        <table:table-row>
          <table:table-cell table:style-name="Tabelle1.A2" office:value-type="float" office:value="0">
            <text:p text:style-name="P9">0x008</text:p>
          </table:table-cell>
          <table:table-cell table:style-name="Tabelle1.B2" office:value-type="float" office:value="0">
            <text:p text:style-name="P8">RB_ICR<text:line-break/><text:span text:style-name="T4">Interrupt control register (reserved)</text:span></text:p>
          </table:table-cell>
          <table:table-cell table:style-name="Tabelle1.B2">
            <text:p text:style-name="P7"/>
          </table:table-cell>
          <table:table-cell table:style-name="Tabelle1.D2">
            <text:p text:style-name="P7"/>
          </table:table-cell>
        </table:table-row>
        <table:table-row>
          <table:table-cell table:style-name="Tabelle1.A2">
            <text:p text:style-name="P7"/>
          </table:table-cell>
          <table:table-cell table:style-name="Tabelle1.B2" office:value-type="float" office:value="0">
            <text:p text:style-name="P10">Reserved<text:line-break/></text:p>
          </table:table-cell>
          <table:table-cell table:style-name="Tabelle1.B2" office:value-type="float" office:value="0">
            <text:p text:style-name="P11">31:0</text:p>
          </table:table-cell>
          <table:table-cell table:style-name="Tabelle1.D2" office:value-type="float" office:value="0">
            <text:p text:style-name="P11">R/W</text:p>
          </table:table-cell>
        </table:table-row>
        <table:table-row>
          <table:table-cell table:style-name="Tabelle1.A2" office:value-type="float" office:value="0">
            <text:p text:style-name="P9">0x00C</text:p>
          </table:table-cell>
          <table:table-cell table:style-name="Tabelle1.B2" office:value-type="float" office:value="0">
            <text:p text:style-name="P8">RB_ICR<text:line-break/><text:span text:style-name="T4">Interrupt status register (reserved)</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P10">Reserved</text:p>
          </table:table-cell>
          <table:table-cell table:style-name="Tabelle1.B2" office:value-type="float" office:value="0">
            <text:p text:style-name="P11">31:0</text:p>
          </table:table-cell>
          <table:table-cell table:style-name="Tabelle1.D2" office:value-type="float" office:value="0">
            <text:p text:style-name="P11">R</text:p>
          </table:table-cell>
        </table:table-row>
        <table:table-row>
          <table:table-cell table:style-name="Tabelle1.A2" office:value-type="float" office:value="0">
            <text:p text:style-name="P9">0x010</text:p>
          </table:table-cell>
          <table:table-cell table:style-name="Tabelle1.B2" office:value-type="float" office:value="0">
            <text:p text:style-name="P8">RB_DMA_CTRL<text:line-break/><text:span text:style-name="T4">DMA control register (reserved)</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P10">Reserved</text:p>
          </table:table-cell>
          <table:table-cell table:style-name="Tabelle1.B2" office:value-type="float" office:value="0">
            <text:p text:style-name="P11">31:0</text:p>
          </table:table-cell>
          <table:table-cell table:style-name="Tabelle1.D2" office:value-type="float" office:value="0">
            <text:p text:style-name="P11">R/W</text:p>
          </table:table-cell>
        </table:table-row>
        <table:table-row>
          <table:table-cell table:style-name="Tabelle1.A2" office:value-type="float" office:value="0">
            <text:p text:style-name="P9">0x014</text:p>
          </table:table-cell>
          <table:table-cell table:style-name="Tabelle1.B2" office:value-type="float" office:value="0">
            <text:p text:style-name="P8">N/A</text:p>
          </table:table-cell>
          <table:table-cell table:style-name="Tabelle1.B2">
            <text:p text:style-name="P9"/>
          </table:table-cell>
          <table:table-cell table:style-name="Tabelle1.D2">
            <text:p text:style-name="P9"/>
          </table:table-cell>
        </table:table-row>
        <table:table-row>
          <table:table-cell table:style-name="Tabelle1.A2">
            <text:p text:style-name="P9"/>
          </table:table-cell>
          <table:table-cell table:style-name="Tabelle1.B2" office:value-type="float" office:value="0">
            <text:p text:style-name="P10">Reserved</text:p>
          </table:table-cell>
          <table:table-cell table:style-name="Tabelle1.B2" office:value-type="float" office:value="0">
            <text:p text:style-name="P11">31:0</text:p>
          </table:table-cell>
          <table:table-cell table:style-name="Tabelle1.D2" office:value-type="float" office:value="0">
            <text:p text:style-name="P11">R/W</text:p>
          </table:table-cell>
        </table:table-row>
        <table:table-row>
          <table:table-cell table:style-name="Tabelle1.A2" office:value-type="float" office:value="0">
            <text:p text:style-name="P9">0x018</text:p>
          </table:table-cell>
          <table:table-cell table:style-name="Tabelle1.B2" office:value-type="float" office:value="0">
            <text:p text:style-name="P8">RB_PWR_CTRL <text:line-break/>P<text:span text:style-name="T4">ower savings control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9"/>
          </table:table-cell>
          <table:table-cell table:style-name="Tabelle1.B2" office:value-type="float" office:value="0">
            <text:p text:style-name="P13">Reserved</text:p>
          </table:table-cell>
          <table:table-cell table:style-name="Tabelle1.B2" office:value-type="float" office:value="0">
            <text:p text:style-name="P11">31:16</text:p>
          </table:table-cell>
          <table:table-cell table:style-name="Tabelle1.D2" office:value-type="float" office:value="0">
            <text:p text:style-name="P11">R/W</text:p>
          </table:table-cell>
        </table:table-row>
        <table:table-row>
          <table:table-cell table:style-name="Tabelle1.A2">
            <text:p text:style-name="P9"/>
          </table:table-cell>
          <table:table-cell table:style-name="Tabelle1.B2" office:value-type="float" office:value="0">
            <text:p text:style-name="P14">TX modulation variant</text:p>
            <text:p text:style-name="P14"><text:s text:c="2"/>0 - no power savings, all clocks of the transceiver are turned on</text:p>
            <text:p text:style-name="P14"><text:s text:c="2"/>1 - complete transmitter is turned off</text:p>
            <text:p text:style-name="P14"><text:s text:c="2"/>2 - components of the SSB-USB transmitter are turned on</text:p>
            <text:p text:style-name="P14"><text:s text:c="2"/>3 - components of the SSB-LSB transmitter are turned on</text:p>
            <text:p text:style-name="P14"><text:s text:c="2"/>4 - components of the AM transmitter are turned on</text:p>
            <text:p text:style-name="P14"><text:s text:c="2"/>5 - <text:span text:style-name="T7">is not specified</text:span></text:p>
            <text:p text:style-name="P14"><text:s text:c="2"/>6 - <text:span text:style-name="T7">is not specified</text:span></text:p>
            <text:p text:style-name="P14"><text:s text:c="2"/>7 - components of the FM transmitter are turned on</text:p>
            <text:p text:style-name="P14"><text:s text:c="2"/>8 - components of the PM transmitter are turned on</text:p>
            <text:p text:style-name="P14"><text:s text:c="2"/>&gt;= 9 <text:span text:style-name="T7">is not specified</text:span></text:p>
            <text:p text:style-name="P14"/>
            <text:p text:style-name="P14"/>
            <text:p text:style-name="P14"/>
            <text:p text:style-name="P14"/>
            <text:p text:style-name="P13"/>
          </table:table-cell>
          <table:table-cell table:style-name="Tabelle1.B2" office:value-type="float" office:value="0">
            <text:p text:style-name="P20">15:8</text:p>
          </table:table-cell>
          <table:table-cell table:style-name="Tabelle1.D2" office:value-type="float" office:value="0">
            <text:p text:style-name="P20">R/W</text:p>
          </table:table-cell>
        </table:table-row>
        <text:soft-page-break/>
        <table:table-row>
          <table:table-cell table:style-name="Tabelle1.A2" office:value-type="float" office:value="0">
            <text:p text:style-name="P15">0x018<text:line-break/>cont'd</text:p>
          </table:table-cell>
          <table:table-cell table:style-name="Tabelle1.B2" office:value-type="float" office:value="0">
            <text:p text:style-name="P14">RX modulation variant</text:p>
            <text:p text:style-name="P14"><text:s text:c="2"/>0 - no power savings, all clocks of the receiver are turned on</text:p>
            <text:p text:style-name="P14"><text:s text:c="2"/>1 - complete receiver is turned off</text:p>
            <text:p text:style-name="P14"><text:s text:c="2"/>2 - components of the SSB-USB receiver are turned on</text:p>
            <text:p text:style-name="P14"><text:s text:c="2"/>3 - components of the SSB-LSB receiver are turned on</text:p>
            <text:p text:style-name="P14"><text:s text:c="2"/>4 - components of the AM receiver are turned on</text:p>
            <text:p text:style-name="P14"><text:s text:c="2"/>5 - components of the AM syncro mode USB receiver are turned on</text:p>
            <text:p text:style-name="P14"><text:s text:c="2"/>6 - components of the AM syncro mode LSB receiver are turned on</text:p>
            <text:p text:style-name="P14"><text:s text:c="2"/>7 - components of the FM receiver are turned on</text:p>
            <text:p text:style-name="P14"><text:s text:c="2"/>8 - components of the PM receiver are turned on</text:p>
            <text:p text:style-name="P14"><text:s text:c="2"/>&gt;= 9 <text:span text:style-name="T7">is not specified</text:span></text:p>
          </table:table-cell>
          <table:table-cell table:style-name="Tabelle1.B2" office:value-type="float" office:value="0">
            <text:p text:style-name="P20">7:0</text:p>
          </table:table-cell>
          <table:table-cell table:style-name="Tabelle1.D2" office:value-type="float" office:value="0">
            <text:p text:style-name="P20">R/W</text:p>
          </table:table-cell>
        </table:table-row>
        <table:table-row>
          <table:table-cell table:style-name="Tabelle1.A2" office:value-type="float" office:value="0">
            <text:p text:style-name="P9">0x01C</text:p>
          </table:table-cell>
          <table:table-cell table:style-name="Tabelle1.B2" office:value-type="float" office:value="0">
            <text:p text:style-name="P8">RB_SRC_CON_PNT<text:line-break/><text:span text:style-name="T4">output connection matrix for RB_LEDs, RFOUT1 and RFOUT2</text:span></text:p>
          </table:table-cell>
          <table:table-cell table:style-name="Tabelle1.B2">
            <text:p text:style-name="P9"/>
          </table:table-cell>
          <table:table-cell table:style-name="Tabelle1.D2">
            <text:p text:style-name="P9"/>
          </table:table-cell>
        </table:table-row>
        <table:table-row>
          <table:table-cell table:style-name="Tabelle1.A2" office:value-type="float" office:value="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oft-page-break/>0x01C<text:line-break/>cont'd</text:p>
          </table:table-cell>
          <table:table-cell table:style-name="Tabelle1.B2" office:value-type="float" office:value="0">
            <text:p text:style-name="P23">RF Output 2 (SMA) <text:s/>source position:</text:p>
            <text:p text:style-name="P4"><text:s text:c="2"/>0 - silence</text:p>
            <text:p text:style-name="P4"><text:s text:c="2"/>1 - silence<text:line-break/></text:p>
            <text:p text:style-name="P4"><text:s text:c="2"/>4 - TX_MUXIN_MIX in (ADC selector input)<text:line-break/> <text:s/>5 - TX modulation amplifier input<text:line-break/> <text:s/>6 - TX modulation amplifier output<text:line-break/></text:p>
            <text:p text:style-name="P4"><text:s text:c="2"/>8 - TX_MOD_OSC I output at stage 1<text:line-break/> <text:s/>9 - TX_MOD_OSC Q output at stage 1<text:line-break/>10 - TX_MOD_QMIX I output at stage 1 (I/Q mixer)<text:line-break/>11 - TX_MOD_QMIX Q output at stage 1 (I/Q mixer)<text:line-break/>12 - TX_MOD_QMIX I output at stage 2 (volume)<text:line-break/>13 - TX_MOD_QMIX Q output at stage 2 (volume)</text:p>
            <text:p text:style-name="P23">14 - TX_MOD_QMIX I output at stage 3 (offset)<text:line-break/>15 - TX_MOD_QMIX Q output at stage 3 (offset)<text:line-break/></text:p>
            <text:p text:style-name="P23">16 - TX_MOD_CIC I output<text:line-break/>17 - TX_MOD_CIC Q output<text:line-break/>18 - TX_MOD_FIR I output<text:line-break/>19 - TX_MOD_FIR Q output<text:line-break/>20 - TX_CAR_CIC I output 41.664 MHz<text:line-break/>21 - TX_CAR_CIC Q output 41.664 MHz<text:line-break/></text:p>
            <text:p text:style-name="P23">24 <text:s/>-TX_CAR_OSC I output<text:line-break/>25 <text:s/>-TX_CAR_OSC Q output<text:line-break/>26 <text:s/>-TX_CAR_QMIX I output<text:line-break/>27 - TX_CAR_QMIX Q output</text:p>
            <text:p text:style-name="P23">28 - TX_AMP_RF output (** RF output **)<text:line-break/></text:p>
            <text:p text:style-name="P23">32 - RX_CAR_OSC I output<text:line-break/>33 - RX_CAR_OSC Q output<text:line-break/>34 - RX_CAR_QMIX I output<text:line-break/>35 - RX_CAR_QMIX Q output<text:line-break/>36 - RX_CAR_CIC1 I output<text:line-break/>37 - RX_CAR_CIC1 Q output<text:line-break/>38 - RX_CAR_CIC2 I output<text:line-break/>39 - RX_CAR_CIC2 Q output</text:p>
            <text:p text:style-name="P23"><text:soft-page-break/>40 - RX_MOD_FIR1 I output<text:line-break/>41 - RX_MOD_FIR1 Q output<text:line-break/>42 - RX_MOD_OSC I output<text:line-break/>43 - RX_MOD_OSC Q output<text:line-break/>44 - RX_MOD_HLD I output<text:line-break/>45 - RX_MOD_HLD Q output<text:line-break/>46 - RX_MOD_QMIX I output<text:line-break/>47 - RX_MOD_QMIX Q output<text:line-break/>48 - RX_MOD_FIR2 I output<text:line-break/>49 - RX_MOD_FIR2 Q output<text:line-break/>50 - RX_MOD_CIC2 I output<text:line-break/>51 - RX_MOD_CIC2 Q output<text:line-break/></text:p>
            <text:p text:style-name="P23">64 - RX_AFC_FIR1_I output</text:p>
            <text:p text:style-name="P23">65 - RX_AFC_FIR1_Q output</text:p>
            <text:p text:style-name="P23">66 - RX_AFC_CORDIC_MAG carrier magnitude value</text:p>
            <text:p text:style-name="P23">67 - RX_AFC_CORDIC_PHS carrier phase value</text:p>
            <text:p text:style-name="P23">68 - RX_AFC_CORDIC_PHS_PREV carrier phase value</text:p>
            <text:p text:style-name="P23">69 - RX_AFC_CORDIC_PHS_DIFF carrier phase value</text:p>
            <text:p text:style-name="P23">70 - RX_AFC_INC_REG increment deviation value</text:p>
            <text:p text:style-name="P23">71 - RX_SUM_INC_REG increment value</text:p>
            <text:p text:style-name="P23">72 - RX_MOD_FM output</text:p>
            <text:p text:style-name="P23">73 - RX_MOD_PM output</text:p>
            <text:p text:style-name="P23"/>
            <text:p text:style-name="P23">80 - RX_AUDIO output (** Audio output **)</text:p>
            <text:p text:style-name="P23"/>
            <text:p text:style-name="P23">248- TX_CAR_OSC_INC frequency value<text:line-break/>249- RX_CAR_OSC_INC frequency value<text:line-break/></text:p>
            <text:p text:style-name="P23">255- current test vector @see <text:s text:c="2"/><text:span text:style-name="T8">red_pitaya_radiobox.sv</text:span> <text:s text:c="3"/>for details</text:p>
          </table:table-cell>
          <table:table-cell table:style-name="Tabelle1.B2" office:value-type="float" office:value="0">
            <text:p text:style-name="P20">31:2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31:24</text:p>
          </table:table-cell>
          <table:table-cell table:style-name="Tabelle1.D2" office:value-type="float" office:value="0">
            <text:p text:style-name="P20">R/W</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R/W</text:p>
          </table:table-cell>
        </table:table-row>
        <table:table-row>
          <table:table-cell table:style-name="Tabelle1.A2" office:value-type="float" office:value="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9">0x01C<text:line-break/>cont'd</text:span></text:p>
          </table:table-cell>
          <table:table-cell table:style-name="Tabelle1.B2" office:value-type="float" office:value="0">
            <text:p text:style-name="P23">RF Output 1 (SMA) <text:s/>source position:</text:p>
            <text:p text:style-name="P4"><text:s text:c="2"/>0 - silence</text:p>
            <text:p text:style-name="P4"><text:s text:c="2"/>1 - silence<text:line-break/></text:p>
            <text:p text:style-name="P4"><text:s text:c="2"/>4 - TX_MUXIN_MIX in (ADC selector input)<text:line-break/> <text:s/>5 - TX modulation amplifier input<text:line-break/> <text:s/>6 - TX modulation amplifier output<text:line-break/></text:p>
            <text:p text:style-name="P4"><text:s text:c="2"/>8 - TX_MOD_OSC I output at stage 1<text:line-break/> <text:s/>9 - TX_MOD_OSC Q output at stage 1<text:line-break/>10 - TX_MOD_QMIX I output at stage 1 (I/Q mixer)<text:line-break/>11 - TX_MOD_QMIX Q output at stage 1 (I/Q mixer)<text:line-break/>12 - TX_MOD_QMIX I output at stage 2 (volume)<text:line-break/>13 - TX_MOD_QMIX Q output at stage 2 (volume)</text:p>
            <text:p text:style-name="P23">14 - TX_MOD_QMIX I output at stage 3 (offset)<text:line-break/>15 - TX_MOD_QMIX Q output at stage 3 (offset)<text:line-break/></text:p>
            <text:p text:style-name="P23">16 - TX_MOD_CIC I output<text:line-break/>17 - TX_MOD_CIC Q output<text:line-break/>18 - TX_MOD_FIR I output<text:line-break/>19 - TX_MOD_FIR Q output<text:line-break/><text:soft-page-break/>20 - TX_CAR_CIC I output 41.664 MHz<text:line-break/>21 - TX_CAR_CIC Q output 41.664 MHz<text:line-break/></text:p>
            <text:p text:style-name="P23">24 <text:s/>-TX_CAR_OSC I output<text:line-break/>25 <text:s/>-TX_CAR_OSC Q output<text:line-break/>26 <text:s/>-TX_CAR_QMIX I output<text:line-break/>27 - TX_CAR_QMIX Q output</text:p>
            <text:p text:style-name="P23">28 - TX_AMP_RF output (** RF output **)<text:line-break/></text:p>
            <text:p text:style-name="P23">32 - RX_CAR_OSC I output<text:line-break/>33 - RX_CAR_OSC Q output<text:line-break/>34 - RX_CAR_QMIX I output<text:line-break/>35 - RX_CAR_QMIX Q output<text:line-break/>36 - RX_CAR_CIC1 I output<text:line-break/>37 - RX_CAR_CIC1 Q output<text:line-break/>38 - RX_CAR_CIC2 I output<text:line-break/>39 - RX_CAR_CIC2 Q output</text:p>
            <text:p text:style-name="P23">40 - RX_MOD_FIR1 I output<text:line-break/>41 - RX_MOD_FIR1 Q output<text:line-break/>42 - RX_MOD_OSC I output<text:line-break/>43 - RX_MOD_OSC Q output<text:line-break/>44 - RX_MOD_HLD I output<text:line-break/>45 - RX_MOD_HLD Q output<text:line-break/>46 - RX_MOD_QMIX I output<text:line-break/>47 - RX_MOD_QMIX Q output<text:line-break/>48 - RX_MOD_FIR2 I output<text:line-break/>49 - RX_MOD_FIR2 Q output<text:line-break/>50 - RX_MOD_CIC2 I output<text:line-break/>51 - RX_MOD_CIC2 Q output<text:line-break/></text:p>
            <text:p text:style-name="P23">64 - RX_AFC_FIR1_I output</text:p>
            <text:p text:style-name="P23">65 - RX_AFC_FIR1_Q output</text:p>
            <text:p text:style-name="P23">66 - RX_AFC_CORDIC_MAG carrier magnitude value</text:p>
            <text:p text:style-name="P23">67 - RX_AFC_CORDIC_PHS carrier phase value</text:p>
            <text:p text:style-name="P23">68 - RX_AFC_CORDIC_PHS_PREV carrier phase value</text:p>
            <text:p text:style-name="P23">69 - RX_AFC_CORDIC_PHS_DIFF carrier phase value</text:p>
            <text:p text:style-name="P23">70 - RX_AFC_INC_REG increment deviation value</text:p>
            <text:p text:style-name="P23">71 - RX_SUM_INC_REG increment value</text:p>
            <text:p text:style-name="P23">72 - RX_MOD_FM output</text:p>
            <text:p text:style-name="P23">73 - RX_MOD_PM output</text:p>
            <text:p text:style-name="P23"/>
            <text:p text:style-name="P23">80 - RX_AUDIO output (** Audio output **)<text:line-break/></text:p>
            <text:p text:style-name="P23">248- TX_CAR_OSC_INC frequency value<text:line-break/>249- RX_CAR_OSC_INC frequency value<text:line-break/></text:p>
            <text:p text:style-name="P23">255- current test vector @see <text:s text:c="2"/><text:span text:style-name="T8">red_pitaya_radiobox.sv</text:span> <text:s text:c="3"/>for details</text:p>
          </table:table-cell>
          <table:table-cell table:style-name="Tabelle1.B2" office:value-type="float" office:value="0">
            <text:p text:style-name="P20">23:16</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23:16</text:p>
          </table:table-cell>
          <table:table-cell table:style-name="Tabelle1.D2" office:value-type="float" office:value="0">
            <text:p text:style-name="P20">R/W</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R/W</text:p>
          </table:table-cell>
        </table:table-row>
        <table:table-row>
          <table:table-cell table:style-name="Tabelle1.A2">
            <text:p text:style-name="P15"/>
          </table:table-cell>
          <table:table-cell table:style-name="Tabelle1.B2" office:value-type="float" office:value="0">
            <text:p text:style-name="P10">Reserved</text:p>
            <text:p text:style-name="P10"/>
            <text:p text:style-name="P10"/>
            <text:p text:style-name="P10"/>
          </table:table-cell>
          <table:table-cell table:style-name="Tabelle1.B2" office:value-type="float" office:value="0">
            <text:p text:style-name="P11">15:8</text:p>
          </table:table-cell>
          <table:table-cell table:style-name="Tabelle1.D2" office:value-type="float" office:value="0">
            <text:p text:style-name="P11">R</text:p>
          </table:table-cell>
        </table:table-row>
        <table:table-row>
          <table:table-cell table:style-name="Tabelle1.A2" office:value-type="float" office:value="0">
            <text:p text:style-name="P24"><text:span text:style-name="T9">0x01C<text:line-break/>cont'd</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0x01C<text:line-break/>cont'd</text:p>
          </table:table-cell>
          <table:table-cell table:style-name="Tabelle1.B2" office:value-type="float" office:value="0">
            <text:p text:style-name="P23">LEDs magnitude scope (logarithmic) <text:s/>source position:<text:line-break/> 0 - RadioBox does not touch the LED state of the other sub-module(s)<text:line-break/> 1 - all LEDs are driven off<text:line-break/> </text:p>
            <text:p text:style-name="P4"><text:s text:c="2"/>4 - TX_MUXIN_MIX in (ADC selector input)<text:line-break/> <text:s/>5 - TX modulation amplifier input<text:line-break/> <text:s/>6 - TX modulation amplifier output<text:line-break/></text:p>
            <text:p text:style-name="P4"><text:s text:c="2"/>8 - TX_MOD_OSC I output at stage 1<text:line-break/> <text:s/>9 - TX_MOD_OSC Q output at stage 1<text:line-break/>10 - TX_MOD_QMIX I output at stage 1 (I/Q mixer)<text:line-break/>11 - TX_MOD_QMIX Q output at stage 1 (I/Q mixer)<text:line-break/>12 - TX_MOD_QMIX I output at stage 2 (volume)<text:line-break/>13 - TX_MOD_QMIX Q output at stage 2 (volume)</text:p>
            <text:p text:style-name="P23">14 - TX_MOD_QMIX I output at stage 3 (offset)<text:line-break/>15 - TX_MOD_QMIX Q output at stage 3 (offset)<text:line-break/></text:p>
            <text:p text:style-name="P23">16 - TX_MOD_CIC I output<text:line-break/>17 - TX_MOD_CIC Q output<text:line-break/>18 - TX_MOD_FIR I output<text:line-break/>19 - TX_MOD_FIR Q output<text:line-break/>20 - TX_CAR_CIC I output 41.664 MHz<text:line-break/>21 - TX_CAR_CIC Q output 41.664 MHz<text:line-break/></text:p>
            <text:p text:style-name="P23">24 <text:s/>-TX_CAR_OSC I output<text:line-break/>25 <text:s/>-TX_CAR_OSC Q output<text:line-break/>26 <text:s/>-TX_CAR_QMIX I output<text:line-break/>27 - TX_CAR_QMIX Q output</text:p>
            <text:p text:style-name="P23">28 - TX_AMP_RF output (** RF output **)<text:line-break/></text:p>
            <text:p text:style-name="P23">32 - RX_CAR_OSC I output<text:line-break/>33 - RX_CAR_OSC Q output<text:line-break/>34 - RX_CAR_QMIX I output<text:line-break/>35 - RX_CAR_QMIX Q output<text:line-break/>36 - RX_CAR_CIC1 I output<text:line-break/>37 - RX_CAR_CIC1 Q output<text:line-break/>38 - RX_CAR_CIC2 I output<text:line-break/>39 - RX_CAR_CIC2 Q output</text:p>
            <text:p text:style-name="P23">40 - RX_MOD_FIR1 I output<text:line-break/>41 - RX_MOD_FIR1 Q output<text:line-break/>42 - RX_MOD_OSC I output<text:line-break/>43 - RX_MOD_OSC Q output<text:line-break/>44 - RX_MOD_HLD I output<text:line-break/>45 - RX_MOD_HLD Q output<text:line-break/>46 - RX_MOD_QMIX I output<text:line-break/>47 - RX_MOD_QMIX Q output<text:line-break/>48 - RX_MOD_FIR2 I output<text:line-break/>49 - RX_MOD_FIR2 Q output<text:line-break/>50 - RX_MOD_CIC2 I output<text:line-break/>51 - RX_MOD_CIC2 Q output<text:line-break/></text:p>
            <text:p text:style-name="P23"/>
            <text:p text:style-name="P23"><text:soft-page-break/>64 - RX_AFC_FIR1_I output</text:p>
            <text:p text:style-name="P23">65 - RX_AFC_FIR1_Q output</text:p>
            <text:p text:style-name="P23">66 - RX_AFC_CORDIC_MAG carrier magnitude value</text:p>
            <text:p text:style-name="P23">67 - RX_AFC_CORDIC_PHS carrier phase value</text:p>
            <text:p text:style-name="P23">68 - RX_AFC_CORDIC_PHS_PREV carrier phase value</text:p>
            <text:p text:style-name="P23">69 - RX_AFC_CORDIC_PHS_DIFF carrier phase value</text:p>
            <text:p text:style-name="P23">70 - RX_AFC_INC_REG increment deviation value</text:p>
            <text:p text:style-name="P23">71 - RX_SUM_INC_REG increment value</text:p>
            <text:p text:style-name="P23">72 - RX_MOD_FM output</text:p>
            <text:p text:style-name="P23">73 - RX_MOD_PM output</text:p>
            <text:p text:style-name="P23"/>
            <text:p text:style-name="P23">80 - RX_AUDIO output (** Audio output **)<text:line-break/></text:p>
            <text:p text:style-name="P23">248- TX_CAR_OSC_INC frequency value<text:line-break/>249- RX_CAR_OSC_INC frequency value<text:line-break/></text:p>
            <text:p text:style-name="P23">255- LEDs show current test vector @see <text:s text:c="2"/><text:span text:style-name="T8">red_pitaya_radiobox.sv</text:span> <text:s text:c="3"/>for details</text:p>
          </table:table-cell>
          <table:table-cell table:style-name="Tabelle1.B2" office:value-type="float" office:value="0">
            <text:p text:style-name="P20">7: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7:0</text:p>
          </table:table-cell>
          <table:table-cell table:style-name="Tabelle1.D2" office:value-type="float" office:value="0">
            <text:p text:style-name="P20">R/W</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R/W</text:p>
          </table:table-cell>
        </table:table-row>
        <table:table-row>
          <table:table-cell table:style-name="Tabelle1.A2" office:value-type="float" office:value="0">
            <text:p text:style-name="P9">0x020</text:p>
          </table:table-cell>
          <table:table-cell table:style-name="Tabelle1.B2" office:value-type="float" office:value="0">
            <text:p text:style-name="P8">RB_<text:span text:style-name="T5">TX_</text:span>CAR_OSC_INC_LO<text:line-break/><text:span text:style-name="T4">DDS </text:span><text:span text:style-name="T3">TX_</text:span><text:span text:style-name="T4">CAR_OSC, phase increment register @ 125 MHz</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text:span text:style-name="T5">TX_</text:span>CAR_OSC phase incremen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024</text:p>
          </table:table-cell>
          <table:table-cell table:style-name="Tabelle1.B70" office:value-type="string">
            <text:p text:style-name="P35">RB_TX_CAR_OSC_INC_HI<text:line-break/><text:span text:style-name="T4">DDS TX_CAR_OSC, phase incremen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CAR_OSC phase increment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028</text:p>
          </table:table-cell>
          <table:table-cell table:style-name="Tabelle1.B70" office:value-type="string">
            <text:p text:style-name="P35">RB_TX_CAR_OSC_OFS_LO<text:line-break/><text:span text:style-name="T4">DDS TX_CAR_OSC, phase offse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2">
            <text:p text:style-name="P7"/>
          </table:table-cell>
          <table:table-cell table:style-name="Tabelle1.B2" office:value-type="float" office:value="0">
            <text:p text:style-name="Table_20_Contents">LSB of <text:span text:style-name="T5">TX_</text:span>CAR_OSC phase offse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02C</text:p>
          </table:table-cell>
          <table:table-cell table:style-name="Tabelle1.B70" office:value-type="string">
            <text:p text:style-name="P35">RB_TX_CAR_OSC_OFS_HI<text:line-break/><text:span text:style-name="T4">DDS TX_CAR_OSC, phase offse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CAR_OSC phase offset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2" office:value-type="float" office:value="0">
            <text:p text:style-name="P9">0x030</text:p>
          </table:table-cell>
          <table:table-cell table:style-name="Tabelle1.B2" office:value-type="float" office:value="0">
            <text:p text:style-name="P8">RB_TX_CAR_OSC_SCNR_LO<text:line-break/><text:span text:style-name="T4">TX_CAR_OSC scanner increment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TX_CAR_OSC_INC_SCNR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034</text:p>
          </table:table-cell>
          <table:table-cell table:style-name="Tabelle1.B70" office:value-type="string">
            <text:p text:style-name="P35">RB_TX_CAR_OSC_SCNR_HI<text:line-break/><text:span text:style-name="T4">TX_CAR_OSC scanner incremen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CAR_OSC_INC_SCNR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038</text:p>
          </table:table-cell>
          <table:table-cell table:style-name="Tabelle1.B70" office:value-type="string">
            <text:p text:style-name="P35">RB_TX_AMP_RF_GAIN<text:line-break/>TX <text:span text:style-name="T4">AMP RF gain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SIGNED 16 bit – TX amplifier RF gain setting</text:p>
            <text:p text:style-name="P38"/>
            <text:p text:style-name="P38"/>
          </table:table-cell>
          <table:table-cell table:style-name="Tabelle1.B70" office:value-type="string">
            <text:p text:style-name="P34">15:0</text:p>
          </table:table-cell>
          <table:table-cell table:style-name="Tabelle1.D70" office:value-type="string">
            <text:p text:style-name="P34">R/W</text:p>
          </table:table-cell>
        </table:table-row>
        <text:soft-page-break/>
        <table:table-row>
          <table:table-cell table:style-name="Tabelle1.A70" office:value-type="string">
            <text:p text:style-name="P34">0x03C</text:p>
          </table:table-cell>
          <table:table-cell table:style-name="Tabelle1.B70" office:value-type="string">
            <text:p text:style-name="P35">RB_TX_AMP_RF_OFS<text:line-break/>TX <text:span text:style-name="T4">AMP RF offse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SIGNED 16 bit – TX Amplifier RF offset value</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2" office:value-type="float" office:value="0">
            <text:p text:style-name="P34">0x03C</text:p>
          </table:table-cell>
          <table:table-cell table:style-name="Tabelle1.B2" office:value-type="float" office:value="0">
            <text:p text:style-name="P35">N/A <text:s/>(not assigned)</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2">
            <text:p text:style-name="P9"/>
          </table:table-cell>
          <table:table-cell table:style-name="Tabelle1.B2" office:value-type="float" office:value="0">
            <text:p text:style-name="P32">Reserved</text:p>
          </table:table-cell>
          <table:table-cell table:style-name="Tabelle1.B70" office:value-type="string">
            <text:p text:style-name="P31">31:0</text:p>
          </table:table-cell>
          <table:table-cell table:style-name="Tabelle1.D70" office:value-type="string">
            <text:p text:style-name="P31">R</text:p>
          </table:table-cell>
        </table:table-row>
        <table:table-row>
          <table:table-cell table:style-name="Tabelle1.A70" office:value-type="string">
            <text:p text:style-name="P34">0x040</text:p>
          </table:table-cell>
          <table:table-cell table:style-name="Tabelle1.B70" office:value-type="string">
            <text:p text:style-name="P35">RB_TX_MOD_OSC_INC_LO<text:line-break/><text:span text:style-name="T4">DDS TX_MOD_OSC, phase incremen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2">
            <text:p text:style-name="P7"/>
          </table:table-cell>
          <table:table-cell table:style-name="Tabelle1.B2" office:value-type="float" office:value="0">
            <text:p text:style-name="Table_20_Contents">LSB of <text:span text:style-name="T5">TX_</text:span>MOD_OSC phase incremen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044</text:p>
          </table:table-cell>
          <table:table-cell table:style-name="Tabelle1.B70" office:value-type="string">
            <text:p text:style-name="P35">RB_TX_MOD_OSC_INC_HI<text:line-break/><text:span text:style-name="T4">DDS TX_MOD_OSC, phase incremen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MOD_OSC phase increment register<text:line-break/><text:line-break/><text:line-break/></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048</text:p>
          </table:table-cell>
          <table:table-cell table:style-name="Tabelle1.B70" office:value-type="string">
            <text:p text:style-name="P35">RB_TX_MOD_OSC_OFS_LO<text:line-break/><text:span text:style-name="T4">DDS TX_MOD_OSC, phase offse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2">
            <text:p text:style-name="P7"/>
          </table:table-cell>
          <table:table-cell table:style-name="Tabelle1.B2" office:value-type="float" office:value="0">
            <text:p text:style-name="Table_20_Contents">LSB of <text:span text:style-name="T5">TX_</text:span>MOD_OSC phase offset register</text:p>
            <text:p text:style-name="Table_20_Contents"/>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04C</text:p>
          </table:table-cell>
          <table:table-cell table:style-name="Tabelle1.B70" office:value-type="string">
            <text:p text:style-name="P35">RB_TX_MOD_OSC_OFS_HI<text:line-break/><text:span text:style-name="T4">DDS TX_MOD_OSC, phase offse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CAR_OSC phase offset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050</text:p>
          </table:table-cell>
          <table:table-cell table:style-name="Tabelle1.B70" office:value-type="string">
            <text:p text:style-name="P35">RB_TX_MOD_QMIX_GAIN<text:line-break/>TX_<text:span text:style-name="T4">MOD_QMIX gain setting <text:s/>(stage 2)</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SIGNED 16 bit - TX_MOD_QMIX output amplitude</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2" office:value-type="float" office:value="0">
            <text:p text:style-name="P34">0x054</text:p>
          </table:table-cell>
          <table:table-cell table:style-name="Tabelle1.B2" office:value-type="float" office:value="0">
            <text:p text:style-name="P35">N/A <text:s/>(not assigned)</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2">
            <text:p text:style-name="P9"/>
          </table:table-cell>
          <table:table-cell table:style-name="Tabelle1.B2" office:value-type="float" office:value="0">
            <text:p text:style-name="P32">Reserved</text:p>
          </table:table-cell>
          <table:table-cell table:style-name="Tabelle1.B70" office:value-type="string">
            <text:p text:style-name="P31">31:0</text:p>
          </table:table-cell>
          <table:table-cell table:style-name="Tabelle1.D70" office:value-type="string">
            <text:p text:style-name="P31">R</text:p>
          </table:table-cell>
        </table:table-row>
        <table:table-row>
          <table:table-cell table:style-name="Tabelle1.A70" office:value-type="string">
            <text:p text:style-name="P34">0x058</text:p>
          </table:table-cell>
          <table:table-cell table:style-name="Tabelle1.B70" office:value-type="string">
            <text:p text:style-name="P35">RB_TX_MOD_QMIX_OFS_LO<text:line-break/>TX_<text:span text:style-name="T4">MOD_QMIX offset value <text:s/>(stage 3)</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7">LSB of TX_MOD_QMIX offset value</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05C</text:p>
          </table:table-cell>
          <table:table-cell table:style-name="Tabelle1.B70" office:value-type="string">
            <text:p text:style-name="P35">RB_TX_MOD_QMIX_OFS_HI<text:line-break/>TX_<text:span text:style-name="T4">MOD_QMIX offset value <text:s/>(stage 3)</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MOD_QMIX offset value</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060</text:p>
          </table:table-cell>
          <table:table-cell table:style-name="Tabelle1.B70" office:value-type="string">
            <text:p text:style-name="P35">RB_TX_MUXIN_SRC<text:line-break/><text:span text:style-name="T4">Source signal for the TX analog input MUX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ext:p text:style-name="P41"/>
          </table:table-cell>
          <table:table-cell table:style-name="Tabelle1.B70" office:value-type="string">
            <text:p text:style-name="P31">31:6</text:p>
          </table:table-cell>
          <table:table-cell table:style-name="Tabelle1.D70" office:value-type="string">
            <text:p text:style-name="P31">R</text:p>
          </table:table-cell>
        </table:table-row>
        <text:soft-page-break/>
        <table:table-row>
          <table:table-cell table:style-name="Tabelle1.A70" office:value-type="string">
            <text:p text:style-name="P57"><text:span text:style-name="T9">0x060<text:line-break/>cont'd</text:span></text:p>
          </table:table-cell>
          <table:table-cell table:style-name="Tabelle1.B2" office:value-type="float" office:value="0">
            <text:p text:style-name="P23">Source position:<text:line-break/> <text:s/>0 - no external signal used, TX_MOD_OSC used instead<text:line-break/> <text:s/>3 - Vp_Vn, <text:s text:c="10"/>mapped to: vin[4]<text:line-break/>16 - XADC CH#0, mapped to: AI1<text:line-break/>17 - XADC CH#1, mapped to: AI0<text:line-break/>24 - XADC CH#8, mapped to: AI2<text:line-break/>25 - XADC CH#9, mapped to: AI3<text:line-break/>32 - ADC0, <text:s text:c="11"/>mapped to: RF Input 1<text:line-break/>33 - ADC1, <text:s text:c="11"/>mapped to: RF Input 2</text:p>
          </table:table-cell>
          <table:table-cell table:style-name="Tabelle1.B2" office:value-type="float" office:value="0">
            <text:p text:style-name="P20">5:0</text:p>
          </table:table-cell>
          <table:table-cell table:style-name="Tabelle1.D2" office:value-type="float" office:value="0">
            <text:p text:style-name="P20">R/W</text:p>
          </table:table-cell>
        </table:table-row>
        <table:table-row>
          <table:table-cell table:style-name="Tabelle1.A70" office:value-type="string">
            <text:p text:style-name="P34">0x064</text:p>
          </table:table-cell>
          <table:table-cell table:style-name="Tabelle1.B70" office:value-type="string">
            <text:p text:style-name="P35">RB_TX_MUXIN_GAIN<text:line-break/><text:span text:style-name="T4">Source signal gain for TX_MUXIN output amplifi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9</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input booster – realized as left shift value: ( <text:s text:c="4"/>7 <text:s/>.. <text:s text:c="2"/>0)<text:line-break/> <text:s text:c="27"/>gives amplification of: <text:s text:c="6"/>(128x .. 1x)</text:p>
          </table:table-cell>
          <table:table-cell table:style-name="Tabelle1.B2" office:value-type="float" office:value="0">
            <text:p text:style-name="P20">18:16</text:p>
          </table:table-cell>
          <table:table-cell table:style-name="Tabelle1.D2" office:value-type="float" office:value="0">
            <text:p text:style-name="P20">R/W</text:p>
          </table:table-cell>
        </table:table-row>
        <table:table-row>
          <table:table-cell table:style-name="Tabelle1.A70" office:value-type="string">
            <text:p text:style-name="P34"/>
          </table:table-cell>
          <table:table-cell table:style-name="Tabelle1.B70" office:value-type="string">
            <text:p text:style-name="P37">SIGNED 16 bit - TX_MUXIN mixer amplitude</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2" office:value-type="float" office:value="0">
            <text:p text:style-name="P34">0x068</text:p>
          </table:table-cell>
          <table:table-cell table:style-name="Tabelle1.B2" office:value-type="float" office:value="0">
            <text:p text:style-name="P8">RB_TX_MUXIN_OFS</text:p>
            <text:p text:style-name="P8">offset value for analog TX MUX input amplifier</text:p>
          </table:table-cell>
          <table:table-cell table:style-name="Tabelle1.B2">
            <text:p text:style-name="P9"/>
          </table:table-cell>
          <table:table-cell table:style-name="Tabelle1.D2">
            <text:p text:style-name="P9"/>
          </table:table-cell>
        </table:table-row>
        <table:table-row>
          <table:table-cell table:style-name="Tabelle1.A2">
            <text:p text:style-name="P9"/>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2">
            <text:p text:style-name="P9"/>
          </table:table-cell>
          <table:table-cell table:style-name="Tabelle1.B2" office:value-type="float" office:value="0">
            <text:p text:style-name="P14">SIGNED 16 bit - offset for TX MUXIN output amplifier</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2" office:value-type="float" office:value="0">
            <text:p text:style-name="P34">0x06C .. 0x0FC</text:p>
          </table:table-cell>
          <table:table-cell table:style-name="Tabelle1.B2" office:value-type="float" office:value="0">
            <text:p text:style-name="P35">N/A <text:s/>(not assigned)</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2">
            <text:p text:style-name="P9"/>
          </table:table-cell>
          <table:table-cell table:style-name="Tabelle1.B2" office:value-type="float" office:value="0">
            <text:p text:style-name="P32">Reserved</text:p>
          </table:table-cell>
          <table:table-cell table:style-name="Tabelle1.B70" office:value-type="string">
            <text:p text:style-name="P31">31:0</text:p>
          </table:table-cell>
          <table:table-cell table:style-name="Tabelle1.D70" office:value-type="string">
            <text:p text:style-name="P31">R</text:p>
          </table:table-cell>
        </table:table-row>
        <table:table-row>
          <table:table-cell table:style-name="Tabelle1.A2" office:value-type="float" office:value="0">
            <text:p text:style-name="P9">0x100</text:p>
          </table:table-cell>
          <table:table-cell table:style-name="Tabelle1.B2" office:value-type="float" office:value="0">
            <text:p text:style-name="P8">RB_RX_CAR_CALC_WEAVER_INC_LO<text:line-break/><text:span text:style-name="T4">RX_CAR_AFC weaver correction increment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RX_CAR_AFC phase incremen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2" office:value-type="float" office:value="0">
            <text:p text:style-name="P9">0x104</text:p>
          </table:table-cell>
          <table:table-cell table:style-name="Tabelle1.B2" office:value-type="float" office:value="0">
            <text:p text:style-name="P8">RB_RX_CAR_CALC_WEAVER_INC_HI<text:line-break/><text:span text:style-name="T4">RX_CAR_AFC weaver correction increment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2">
            <text:p text:style-name="P7"/>
          </table:table-cell>
          <table:table-cell table:style-name="Tabelle1.B2" office:value-type="float" office:value="0">
            <text:p text:style-name="Table_20_Contents">MSB of RX_CAR_AFC phase increment register</text:p>
          </table:table-cell>
          <table:table-cell table:style-name="Tabelle1.B2" office:value-type="float" office:value="0">
            <text:p text:style-name="P9">15:0</text:p>
          </table:table-cell>
          <table:table-cell table:style-name="Tabelle1.D2" office:value-type="float" office:value="0">
            <text:p text:style-name="P9">R/W</text:p>
          </table:table-cell>
        </table:table-row>
        <table:table-row>
          <table:table-cell table:style-name="Tabelle1.A2" office:value-type="float" office:value="0">
            <text:p text:style-name="P34">0x108 .. 0x10C</text:p>
          </table:table-cell>
          <table:table-cell table:style-name="Tabelle1.B2" office:value-type="float" office:value="0">
            <text:p text:style-name="P35">N/A <text:s/>(not assigned)</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2">
            <text:p text:style-name="P9"/>
          </table:table-cell>
          <table:table-cell table:style-name="Tabelle1.B2" office:value-type="float" office:value="0">
            <text:p text:style-name="P32">Reserved</text:p>
          </table:table-cell>
          <table:table-cell table:style-name="Tabelle1.B70" office:value-type="string">
            <text:p text:style-name="P31">31:0</text:p>
          </table:table-cell>
          <table:table-cell table:style-name="Tabelle1.D70" office:value-type="string">
            <text:p text:style-name="P31">R</text:p>
          </table:table-cell>
        </table:table-row>
        <table:table-row>
          <table:table-cell table:style-name="Tabelle1.A2" office:value-type="float" office:value="0">
            <text:p text:style-name="P9">0x110</text:p>
          </table:table-cell>
          <table:table-cell table:style-name="Tabelle1.B2" office:value-type="float" office:value="0">
            <text:p text:style-name="P8">RB_RX_CAR_AFC_INC_LO<text:line-break/><text:span text:style-name="T4">RX_CAR_AFC phase increment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RX_CAR_AFC phase incremen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2" office:value-type="float" office:value="0">
            <text:p text:style-name="P9">0x114</text:p>
          </table:table-cell>
          <table:table-cell table:style-name="Tabelle1.B2" office:value-type="float" office:value="0">
            <text:p text:style-name="P8">RB_RX_CAR_AFC_INC_HI<text:line-break/><text:span text:style-name="T4">RX_CAR_AFC phase increment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2">
            <text:p text:style-name="P7"/>
          </table:table-cell>
          <table:table-cell table:style-name="Tabelle1.B2" office:value-type="float" office:value="0">
            <text:p text:style-name="Table_20_Contents">RX_CAR_AFC phase increment register</text:p>
          </table:table-cell>
          <table:table-cell table:style-name="Tabelle1.B2" office:value-type="float" office:value="0">
            <text:p text:style-name="P9">15:0</text:p>
          </table:table-cell>
          <table:table-cell table:style-name="Tabelle1.D2" office:value-type="float" office:value="0">
            <text:p text:style-name="P9">R/W</text:p>
          </table:table-cell>
        </table:table-row>
        <table:table-row>
          <table:table-cell table:style-name="Tabelle1.A2" office:value-type="float" office:value="0">
            <text:p text:style-name="P34">0x118 .. 0x11C</text:p>
          </table:table-cell>
          <table:table-cell table:style-name="Tabelle1.B2" office:value-type="float" office:value="0">
            <text:p text:style-name="P35">N/A <text:s/>(not assigned)</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2">
            <text:p text:style-name="P9"/>
          </table:table-cell>
          <table:table-cell table:style-name="Tabelle1.B2" office:value-type="float" office:value="0">
            <text:p text:style-name="P32">Reserved</text:p>
            <text:p text:style-name="P41"/>
          </table:table-cell>
          <table:table-cell table:style-name="Tabelle1.B70" office:value-type="string">
            <text:p text:style-name="P31">31:0</text:p>
          </table:table-cell>
          <table:table-cell table:style-name="Tabelle1.D70" office:value-type="string">
            <text:p text:style-name="P31">R</text:p>
          </table:table-cell>
        </table:table-row>
        <text:soft-page-break/>
        <table:table-row>
          <table:table-cell table:style-name="Tabelle1.A2" office:value-type="float" office:value="0">
            <text:p text:style-name="P9">0x120</text:p>
          </table:table-cell>
          <table:table-cell table:style-name="Tabelle1.B2" office:value-type="float" office:value="0">
            <text:p text:style-name="P8">RB_R<text:span text:style-name="T5">X_</text:span>CAR_OSC_INC_LO<text:line-break/><text:span text:style-name="T4">DDS R</text:span><text:span text:style-name="T3">X_</text:span><text:span text:style-name="T4">CAR_OSC, phase increment register @ 125 MHz</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R<text:span text:style-name="T5">X_</text:span>CAR_OSC phase incremen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124</text:p>
          </table:table-cell>
          <table:table-cell table:style-name="Tabelle1.B70" office:value-type="string">
            <text:p text:style-name="P35">RB_RX_CAR_OSC_INC_HI<text:line-break/><text:span text:style-name="T4">DDS RX_CAR_OSC, phase incremen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RX_CAR_OSC phase increment register</text:p>
            <text:p text:style-name="P38"/>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128</text:p>
          </table:table-cell>
          <table:table-cell table:style-name="Tabelle1.B70" office:value-type="string">
            <text:p text:style-name="P35">RB_RX_CAR_OSC_OFS_LO<text:line-break/><text:span text:style-name="T4">DDS RX_CAR_OSC, phase offse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2">
            <text:p text:style-name="P7"/>
          </table:table-cell>
          <table:table-cell table:style-name="Tabelle1.B2" office:value-type="float" office:value="0">
            <text:p text:style-name="Table_20_Contents">LSB of R<text:span text:style-name="T5">X_</text:span>CAR_OSC phase offse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12C</text:p>
          </table:table-cell>
          <table:table-cell table:style-name="Tabelle1.B70" office:value-type="string">
            <text:p text:style-name="P35">RB_RX_CAR_OSC_OFS_HI<text:line-break/><text:span text:style-name="T4">DDS RX_CAR_OSC, phase offse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TX_CAR_OSC phase offset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2" office:value-type="float" office:value="0">
            <text:p text:style-name="P9">0x130</text:p>
          </table:table-cell>
          <table:table-cell table:style-name="Tabelle1.B2" office:value-type="float" office:value="0">
            <text:p text:style-name="P8">RB_RX_CAR_OSC_SCNR_LO<text:line-break/>R<text:span text:style-name="T4">X_CAR_OSC scanner increment register</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RX_CAR_OSC_INC_SCNR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134</text:p>
          </table:table-cell>
          <table:table-cell table:style-name="Tabelle1.B70" office:value-type="string">
            <text:p text:style-name="P35">RB_RX_CAR_OSC_SCNR_HI<text:line-break/>R<text:span text:style-name="T4">X_CAR_OSC scanner increment regist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RX_CAR_OSC_INC_SCNR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2" office:value-type="float" office:value="0">
            <text:p text:style-name="P9">0x140</text:p>
          </table:table-cell>
          <table:table-cell table:style-name="Tabelle1.B2" office:value-type="float" office:value="0">
            <text:p text:style-name="P8">RB_R<text:span text:style-name="T5">X_MOD</text:span>_OSC_INC_LO<text:line-break/><text:span text:style-name="T4">DDS R</text:span><text:span text:style-name="T3">X_MOD</text:span><text:span text:style-name="T4">_OSC, phase increment register @ 125 MHz</text:span></text:p>
          </table:table-cell>
          <table:table-cell table:style-name="Tabelle1.B2">
            <text:p text:style-name="P9"/>
          </table:table-cell>
          <table:table-cell table:style-name="Tabelle1.D2">
            <text:p text:style-name="P9"/>
          </table:table-cell>
        </table:table-row>
        <table:table-row>
          <table:table-cell table:style-name="Tabelle1.A2">
            <text:p text:style-name="P7"/>
          </table:table-cell>
          <table:table-cell table:style-name="Tabelle1.B2" office:value-type="float" office:value="0">
            <text:p text:style-name="Table_20_Contents">LSB of R<text:span text:style-name="T5">X_MOD</text:span>_OSC phase incremen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144</text:p>
          </table:table-cell>
          <table:table-cell table:style-name="Tabelle1.B70" office:value-type="string">
            <text:p text:style-name="P35">RB_RX_MOD_OSC_INC_HI<text:line-break/><text:span text:style-name="T4">DDS RX_MOD_OSC, phase incremen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RX_MOD_OSC phase increment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148</text:p>
          </table:table-cell>
          <table:table-cell table:style-name="Tabelle1.B70" office:value-type="string">
            <text:p text:style-name="P35">RB_RX_MOD_OSC_OFS_LO<text:line-break/><text:span text:style-name="T4">DDS RX_MOD_OSC, phase offse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2">
            <text:p text:style-name="P7"/>
          </table:table-cell>
          <table:table-cell table:style-name="Tabelle1.B2" office:value-type="float" office:value="0">
            <text:p text:style-name="Table_20_Contents">LSB of R<text:span text:style-name="T5">X_MOD</text:span>_OSC phase offset register</text:p>
          </table:table-cell>
          <table:table-cell table:style-name="Tabelle1.B2" office:value-type="float" office:value="0">
            <text:p text:style-name="P9">31:0</text:p>
          </table:table-cell>
          <table:table-cell table:style-name="Tabelle1.D2" office:value-type="float" office:value="0">
            <text:p text:style-name="P9">R/W</text:p>
          </table:table-cell>
        </table:table-row>
        <table:table-row>
          <table:table-cell table:style-name="Tabelle1.A70" office:value-type="string">
            <text:p text:style-name="P34">0x14C</text:p>
          </table:table-cell>
          <table:table-cell table:style-name="Tabelle1.B70" office:value-type="string">
            <text:p text:style-name="P35">RB_RX_MOD_OSC_OFS_HI<text:line-break/><text:span text:style-name="T4">DDS RX_MOD_OSC, phase offset register @ 125 MHz</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6"/>
          </table:table-cell>
          <table:table-cell table:style-name="Tabelle1.B70" office:value-type="string">
            <text:p text:style-name="P37">MSB of RX_MOD_OSC phase offset register</text:p>
          </table:table-cell>
          <table:table-cell table:style-name="Tabelle1.B70" office:value-type="string">
            <text:p text:style-name="P34">15:0</text:p>
          </table:table-cell>
          <table:table-cell table:style-name="Tabelle1.D70" office:value-type="string">
            <text:p text:style-name="P34">R/W</text:p>
          </table:table-cell>
        </table:table-row>
        <table:table-row>
          <table:table-cell table:style-name="Tabelle1.A70" office:value-type="string">
            <text:p text:style-name="P34">0x160</text:p>
          </table:table-cell>
          <table:table-cell table:style-name="Tabelle1.B70" office:value-type="string">
            <text:p text:style-name="P35">RB_RX_MUXIN_SRC<text:line-break/>RX_MUXIN<text:span text:style-name="T4"> audio signal input selecto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ext:p text:style-name="P41"/>
            <text:p text:style-name="P41"/>
            <text:p text:style-name="P41"/>
          </table:table-cell>
          <table:table-cell table:style-name="Tabelle1.B70" office:value-type="string">
            <text:p text:style-name="P31">31:6</text:p>
          </table:table-cell>
          <table:table-cell table:style-name="Tabelle1.D70" office:value-type="string">
            <text:p text:style-name="P31">R</text:p>
          </table:table-cell>
        </table:table-row>
        <text:soft-page-break/>
        <table:table-row>
          <table:table-cell table:style-name="Tabelle1.A70" office:value-type="string">
            <text:p text:style-name="P57"><text:span text:style-name="T9">0x160<text:line-break/>cont'd</text:span></text:p>
          </table:table-cell>
          <table:table-cell table:style-name="Tabelle1.B2" office:value-type="float" office:value="0">
            <text:p text:style-name="P23">Source position:<text:line-break/> <text:s/>0 - no external signal used<text:line-break/> <text:s/>3 - Vp_Vn, <text:s text:c="13"/>mapped to: vin[4]</text:p>
            <text:p text:style-name="P23">16 – XADC CH#0, <text:s/>mapped to: AI1<text:line-break/>17 – XADC CH#1, <text:s/>mapped to: AI0<text:line-break/>24 – XADC CH#8, <text:s/>mapped to: AI2<text:line-break/>25 – XADC CH#9, <text:s/>mapped to: AI3<text:line-break/>32 - ADC0, <text:s text:c="11"/>mapped to: RF Input 1<text:line-break/>33 - ADC1, <text:s text:c="11"/>mapped to: RF Input 2</text:p>
            <text:p text:style-name="P23"/>
            <text:p text:style-name="P23"/>
          </table:table-cell>
          <table:table-cell table:style-name="Tabelle1.B2" office:value-type="float" office:value="0">
            <text:p text:style-name="P20">5:0</text:p>
          </table:table-cell>
          <table:table-cell table:style-name="Tabelle1.D2" office:value-type="float" office:value="0">
            <text:p text:style-name="P20">R/W</text:p>
          </table:table-cell>
        </table:table-row>
        <table:table-row>
          <table:table-cell table:style-name="Tabelle1.A70" office:value-type="string">
            <text:p text:style-name="P34">0x164</text:p>
          </table:table-cell>
          <table:table-cell table:style-name="Tabelle1.B70" office:value-type="string">
            <text:p text:style-name="P35">RB_RX_MUXIN_GAIN (not yet implemented)<text:line-break/>Audio<text:span text:style-name="T4"> signal source gain for RX_MUXIN input amplifier</text:span></text:p>
          </table:table-cell>
          <table:table-cell table:style-name="Tabelle1.B70" office:value-type="string">
            <text:p text:style-name="P36"/>
          </table:table-cell>
          <table:table-cell table:style-name="Tabelle1.D70" office:value-type="string">
            <text:p text:style-name="P36"/>
          </table:table-cell>
        </table:table-row>
        <table:table-row>
          <table:table-cell table:style-name="Tabelle1.A70" office:value-type="string">
            <text:p text:style-name="P36"/>
          </table:table-cell>
          <table:table-cell table:style-name="Tabelle1.B70" office:value-type="string">
            <text:p text:style-name="P32">Reserved</text:p>
          </table:table-cell>
          <table:table-cell table:style-name="Tabelle1.B70" office:value-type="string">
            <text:p text:style-name="P31">31:19</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input booster – realized as left shift value: ( <text:s text:c="4"/>7 <text:s/>.. <text:s text:c="2"/>0)<text:line-break/> <text:s text:c="24"/>gives amplification of: <text:s text:c="6"/>(128x .. 1x)</text:p>
          </table:table-cell>
          <table:table-cell table:style-name="Tabelle1.B2" office:value-type="float" office:value="0">
            <text:p text:style-name="P20">18:16</text:p>
          </table:table-cell>
          <table:table-cell table:style-name="Tabelle1.D2" office:value-type="float" office:value="0">
            <text:p text:style-name="P20">R/W</text:p>
          </table:table-cell>
        </table:table-row>
        <table:table-row>
          <table:table-cell table:style-name="Tabelle1.A70" office:value-type="string">
            <text:p text:style-name="P34"/>
          </table:table-cell>
          <table:table-cell table:style-name="Tabelle1.B70" office:value-type="string">
            <text:p text:style-name="P37">SIGNED 16 bit - TX_MUXIN mixer amplitude</text:p>
            <text:p text:style-name="P38"/>
            <text:p text:style-name="P38"/>
            <text:p text:style-name="P38"/>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68</text:p>
          </table:table-cell>
          <table:table-cell table:style-name="Tabelle1.B70" office:value-type="string">
            <text:p text:style-name="P35">RB_RX_MUX_OFS </text:p>
            <text:p text:style-name="P39">Source signal offset for RX MUXIN input amplifier</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offset value for RX MUXIN input amplifier</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6C</text:p>
          </table:table-cell>
          <table:table-cell table:style-name="Tabelle1.B70" office:value-type="string">
            <text:p text:style-name="P35">RB_RX_SIGNAL_STRENGTH</text:p>
            <text:p text:style-name="P39">RX_AFC_CORDIC magnitude mean value 1/25 sec</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7">RX_AFC_CORDIC magnitude mean value register</text:p>
          </table:table-cell>
          <table:table-cell table:style-name="Tabelle1.B2" office:value-type="float" office:value="0">
            <text:p text:style-name="P20">31:0</text:p>
          </table:table-cell>
          <table:table-cell table:style-name="Tabelle1.D2" office:value-type="float" office:value="0">
            <text:p text:style-name="P20">R</text:p>
          </table:table-cell>
        </table:table-row>
        <table:table-row>
          <table:table-cell table:style-name="Tabelle1.A70" office:value-type="string">
            <text:p text:style-name="P34">0x170</text:p>
          </table:table-cell>
          <table:table-cell table:style-name="Tabelle1.B70" office:value-type="string">
            <text:p text:style-name="P35">RB_RX_AFC_CORDIC_MAG<text:line-break/><text:span text:style-name="T4">AFC_CORDIC magnitude value register</text:span></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RX_AFC_CORDIC magnitude value<text:line-break/></text:p>
          </table:table-cell>
          <table:table-cell table:style-name="Tabelle1.B2" office:value-type="float" office:value="0">
            <text:p text:style-name="P20">15:0</text:p>
          </table:table-cell>
          <table:table-cell table:style-name="Tabelle1.D2" office:value-type="float" office:value="0">
            <text:p text:style-name="P20">R</text:p>
          </table:table-cell>
        </table:table-row>
        <table:table-row>
          <table:table-cell table:style-name="Tabelle1.A70" office:value-type="string">
            <text:p text:style-name="P34">0x174</text:p>
          </table:table-cell>
          <table:table-cell table:style-name="Tabelle1.B70" office:value-type="string">
            <text:p text:style-name="P35">RB_RX_AFC_CORDIC_PHS<text:line-break/><text:span text:style-name="T4">AFC_CORDIC phase value register</text:span></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RX_AFC_CORDIC phase value</text:p>
          </table:table-cell>
          <table:table-cell table:style-name="Tabelle1.B2" office:value-type="float" office:value="0">
            <text:p text:style-name="P20">15:0</text:p>
          </table:table-cell>
          <table:table-cell table:style-name="Tabelle1.D2" office:value-type="float" office:value="0">
            <text:p text:style-name="P20">R</text:p>
          </table:table-cell>
        </table:table-row>
        <table:table-row>
          <table:table-cell table:style-name="Tabelle1.A70" office:value-type="string">
            <text:p text:style-name="P34">0x178</text:p>
          </table:table-cell>
          <table:table-cell table:style-name="Tabelle1.B70" office:value-type="string">
            <text:p text:style-name="P35">RB_RX_AFC_CORDIC_PHS_PREV</text:p>
            <text:p text:style-name="P39">RX_AFC_CORDIC previous phase register</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7">RX_AFC_CORDIC previous phase register - the 200 kHz clock before</text:p>
          </table:table-cell>
          <table:table-cell table:style-name="Tabelle1.B70" office:value-type="string">
            <text:p text:style-name="P33">31:0</text:p>
          </table:table-cell>
          <table:table-cell table:style-name="Tabelle1.D70" office:value-type="string">
            <text:p text:style-name="P33">R</text:p>
          </table:table-cell>
        </table:table-row>
        <table:table-row>
          <table:table-cell table:style-name="Tabelle1.A70" office:value-type="string">
            <text:p text:style-name="P34">0x17C</text:p>
          </table:table-cell>
          <table:table-cell table:style-name="Tabelle1.B70" office:value-type="string">
            <text:p text:style-name="P35">RB_RX_AFC_CORDIC_PHS_DIFF</text:p>
            <text:p text:style-name="P39">RX_AFC_CORDIC difference phase register</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7">SIGNED 32 bit - RX_AFC_CORDIC phase difference register - the difference of phase within 200 kHz clocks</text:p>
            <text:p text:style-name="P38"/>
          </table:table-cell>
          <table:table-cell table:style-name="Tabelle1.B70" office:value-type="string">
            <text:p text:style-name="P33">31:0</text:p>
          </table:table-cell>
          <table:table-cell table:style-name="Tabelle1.D70" office:value-type="string">
            <text:p text:style-name="P33">R</text:p>
          </table:table-cell>
        </table:table-row>
        <text:soft-page-break/>
        <table:table-row>
          <table:table-cell table:style-name="Tabelle1.A70" office:value-type="string">
            <text:p text:style-name="P34">0x180</text:p>
          </table:table-cell>
          <table:table-cell table:style-name="Tabelle1.B70" office:value-type="string">
            <text:p text:style-name="P35">RB_RX_MOD_SSB_AM_GAIN</text:p>
            <text:p text:style-name="P39">SSB demodulator signal output gain</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UNSIGNED 16 bit - gain value for the SSB/AM demodulator output</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84</text:p>
          </table:table-cell>
          <table:table-cell table:style-name="Tabelle1.B70" office:value-type="string">
            <text:p text:style-name="P35">RB_RX_MOD_AMENV_GAIN</text:p>
            <text:p text:style-name="P39">AM envelope demodulator signal output gain</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UNSIGNED 16 bit - gain value for the AM-Envelope demodulator output</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88</text:p>
          </table:table-cell>
          <table:table-cell table:style-name="Tabelle1.B70" office:value-type="string">
            <text:p text:style-name="P37">R<text:span text:style-name="T10">B_RX_MOD_FM_GAIN</text:span></text:p>
            <text:p text:style-name="P39">FM envelope demodulator signal output gain</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UNSIGNED 16 bit - gain value for the FM demodulator output</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8C</text:p>
          </table:table-cell>
          <table:table-cell table:style-name="Tabelle1.B70" office:value-type="string">
            <text:p text:style-name="P35">RB_RX_MOD_PM_GAIN</text:p>
            <text:p text:style-name="P39">PM envelope demodulator signal output gain</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UNSIGNED 16 bit - gain value for the PM demodulator output</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90 .. 0x19C</text:p>
          </table:table-cell>
          <table:table-cell table:style-name="Tabelle1.B2" office:value-type="float" office:value="0">
            <text:p text:style-name="P35">N/A <text:s/>(not assigned)</text:p>
          </table:table-cell>
          <table:table-cell table:style-name="Tabelle1.B70" office:value-type="string">
            <text:p text:style-name="P31"/>
          </table:table-cell>
          <table:table-cell table:style-name="Tabelle1.D70" office:value-type="string">
            <text:p text:style-name="P31"/>
          </table:table-cell>
        </table:table-row>
        <table:table-row>
          <table:table-cell table:style-name="Tabelle1.A70" office:value-type="string">
            <text:p text:style-name="P34"/>
          </table:table-cell>
          <table:table-cell table:style-name="Tabelle1.B2" office:value-type="float" office:value="0">
            <text:p text:style-name="P32">Reserved</text:p>
          </table:table-cell>
          <table:table-cell table:style-name="Tabelle1.B70" office:value-type="string">
            <text:p text:style-name="P31">31:0</text:p>
          </table:table-cell>
          <table:table-cell table:style-name="Tabelle1.D70" office:value-type="string">
            <text:p text:style-name="P31">R</text:p>
          </table:table-cell>
        </table:table-row>
        <table:table-row>
          <table:table-cell table:style-name="Tabelle1.A70" office:value-type="string">
            <text:p text:style-name="P34">0x1A0</text:p>
          </table:table-cell>
          <table:table-cell table:style-name="Tabelle1.B70" office:value-type="string">
            <text:p text:style-name="P37">RB_RFOUT1_GAIN</text:p>
            <text:p text:style-name="P38">RFOUT1 amplitude register</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RFOUT1 amplitude setting - 8 bit integer . 8 bit fraction value</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A4</text:p>
          </table:table-cell>
          <table:table-cell table:style-name="Tabelle1.B70" office:value-type="string">
            <text:p text:style-name="P35">RB_RFOUT1_OFS</text:p>
            <text:p text:style-name="P39">RFOUT1 offset register</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RFOUT1 offset value - 16 bit DAC value offset</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A8</text:p>
          </table:table-cell>
          <table:table-cell table:style-name="Tabelle1.B70" office:value-type="string">
            <text:p text:style-name="P35">RB_RFOUT1_GAIN</text:p>
            <text:p text:style-name="P39">RFOUT2 amplitude register</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RFOUT2 amplitude setting - 8 bit integer . 8 bit fraction value</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row>
          <table:table-cell table:style-name="Tabelle1.A70" office:value-type="string">
            <text:p text:style-name="P34">0x1AC</text:p>
          </table:table-cell>
          <table:table-cell table:style-name="Tabelle1.B70" office:value-type="string">
            <text:p text:style-name="P35">RB_RFOUT2_OFS</text:p>
            <text:p text:style-name="P39">RFOUT2 offset register</text:p>
          </table:table-cell>
          <table:table-cell table:style-name="Tabelle1.B2">
            <text:p text:style-name="P20"/>
          </table:table-cell>
          <table:table-cell table:style-name="Tabelle1.D2">
            <text:p text:style-name="P20"/>
          </table:table-cell>
        </table:table-row>
        <table:table-row>
          <table:table-cell table:style-name="Tabelle1.A70" office:value-type="string">
            <text:p text:style-name="P34"/>
          </table:table-cell>
          <table:table-cell table:style-name="Tabelle1.B70" office:value-type="string">
            <text:p text:style-name="P32">Reserved</text:p>
          </table:table-cell>
          <table:table-cell table:style-name="Tabelle1.B70" office:value-type="string">
            <text:p text:style-name="P31">31:16</text:p>
          </table:table-cell>
          <table:table-cell table:style-name="Tabelle1.D70" office:value-type="string">
            <text:p text:style-name="P31">R</text:p>
          </table:table-cell>
        </table:table-row>
        <table:table-row>
          <table:table-cell table:style-name="Tabelle1.A70" office:value-type="string">
            <text:p text:style-name="P34"/>
          </table:table-cell>
          <table:table-cell table:style-name="Tabelle1.B70" office:value-type="string">
            <text:p text:style-name="P37">SIGNED 16 bit - RFOUT2 offset value - 16 bit DAC value offset</text:p>
          </table:table-cell>
          <table:table-cell table:style-name="Tabelle1.B2" office:value-type="float" office:value="0">
            <text:p text:style-name="P20">15:0</text:p>
          </table:table-cell>
          <table:table-cell table:style-name="Tabelle1.D2" office:value-type="float" office:value="0">
            <text:p text:style-name="P20">R/W</text:p>
          </table:table-cell>
        </table:table-row>
      </table:table>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ucida Console" svg:font-family="'Lucida Console'"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6-03-30T09:09:43</dc:date>
    <meta:editing-duration>PT22H33M5S</meta:editing-duration>
    <meta:editing-cycles>275</meta:editing-cycles>
    <meta:generator>OpenOffice/4.1.1$Unix OpenOffice.org_project/411m6$Build-9775</meta:generator>
    <dc:title>Red Pitaya register map</dc:title>
    <dc:creator>Ulrich Habel</dc:creator>
    <meta:document-statistic meta:table-count="8" meta:image-count="0" meta:object-count="0" meta:page-count="29" meta:paragraph-count="1620" meta:word-count="5310" meta:character-count="30958"/>
  </office:meta>
</office:document-meta>
</file>